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307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9409in"/>
    </style:style>
    <style:style style:name="co12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7555in"/>
    </style:style>
    <style:style style:name="co14" style:family="table-column">
      <style:table-column-properties fo:break-before="auto" style:column-width="2.5472in"/>
    </style:style>
    <style:style style:name="co15" style:family="table-column">
      <style:table-column-properties fo:break-before="auto" style:column-width="1.7929in"/>
    </style:style>
    <style:style style:name="co16" style:family="table-column">
      <style:table-column-properties fo:break-before="auto" style:column-width="2.2083in"/>
    </style:style>
    <style:style style:name="co17" style:family="table-column">
      <style:table-column-properties fo:break-before="auto" style:column-width="1.8043in"/>
    </style:style>
    <style:style style:name="co18" style:family="table-column">
      <style:table-column-properties fo:break-before="auto" style:column-width="0.4717in"/>
    </style:style>
    <style:style style:name="co19" style:family="table-column">
      <style:table-column-properties fo:break-before="auto" style:column-width="6.6547in"/>
    </style:style>
    <style:style style:name="co20" style:family="table-column">
      <style:table-column-properties fo:break-before="auto" style:column-width="1.5638in"/>
    </style:style>
    <style:style style:name="co21" style:family="table-column">
      <style:table-column-properties fo:break-before="auto" style:column-width="0.7425in"/>
    </style:style>
    <style:style style:name="co22" style:family="table-column">
      <style:table-column-properties fo:break-before="auto" style:column-width="0.6571in"/>
    </style:style>
    <style:style style:name="co23" style:family="table-column">
      <style:table-column-properties fo:break-before="auto" style:column-width="1.1382in"/>
    </style:style>
    <style:style style:name="co24" style:family="table-column">
      <style:table-column-properties fo:break-before="auto" style:column-width="2.3701in"/>
    </style:style>
    <style:style style:name="co25" style:family="table-column">
      <style:table-column-properties fo:break-before="auto" style:column-width="0.6791in"/>
    </style:style>
    <style:style style:name="co26" style:family="table-column">
      <style:table-column-properties fo:break-before="auto" style:column-width="0.6772in"/>
    </style:style>
    <style:style style:name="co27" style:family="table-column">
      <style:table-column-properties fo:break-before="auto" style:column-width="5.28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8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normal" style:font-weight-asian="normal" style:font-weight-complex="normal"/>
    </style:style>
    <style:style style:name="ce8" style:family="table-cell" style:parent-style-name="Default" style:data-style-name="N104"/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color="#ff3333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COUNTIF(;[.A2])&gt;1;NOT(ISBLANK([.A2]))))" style:apply-style-name="Excel_5f_CondFormat_5f_1_5f_1_5f_1" style:base-cell-address="'Master Parts List'.A2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wrap-option="wrap"/>
      <style:text-properties fo:color="#ff3333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>
      <style:text-properties fo:color="#ff3333"/>
    </style:style>
    <style:style style:name="ce16" style:family="table-cell" style:parent-style-name="Default" style:data-style-name="N104">
      <style:text-properties fo:color="#ff3333" fo:font-weight="normal" style:font-weight-asian="normal" style:font-weight-complex="normal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COUNTIF(;[.A2])&gt;1;NOT(ISBLANK([.A2]))))" style:apply-style-name="Excel_5f_CondFormat_5f_1_5f_1_5f_1" style:base-cell-address="'Master Parts List'.A2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table table:name="Master Parts List" table:style-name="ta1" table:print="false"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"/>
        <table:table-column table:style-name="co19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Reference Designato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</text:p>
          </table:table-cell>
          <table:table-cell table:style-name="ce1" office:value-type="string">
            <text:p>Digi-Key</text:p>
          </table:table-cell>
          <table:table-cell table:style-name="ce5" office:value-type="string">
            <text:p>Cost</text:p>
          </table:table-cell>
          <table:table-cell table:style-name="ce1" office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>
            <text:p>Case</text:p>
          </table:table-cell>
          <table:table-cell table:style-name="ce3" office:value-type="string">
            <text:p>Enclosure</text:p>
          </table:table-cell>
          <table:table-cell table:style-name="ce3" office:value-type="string">
            <text:p>Budd</text:p>
          </table:table-cell>
          <table:table-cell table:style-name="ce3" office:value-type="string">
            <text:p>CU1941</text:p>
          </table:table-cell>
          <table:table-cell table:style-name="ce4" office:value-type="string">
            <text:p><text:a xlink:href="https://www.digikey.com/product-detail/en/bud-industries/CU-1941/377-2068-ND/439228">377-2068-ND</text:a> </text:p>
          </table:table-cell>
          <table:table-cell table:style-name="ce6" office:value-type="currency" office:currency="USD" office:value="2.1">
            <text:p>$2.10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BT1</text:p>
          </table:table-cell>
          <table:table-cell office:value-type="string">
            <text:p>Battery Snap</text:p>
          </table:table-cell>
          <table:table-cell office:value-type="string">
            <text:p>Keystone</text:p>
          </table:table-cell>
          <table:table-cell office:value-type="string">
            <text:p>81-4</text:p>
          </table:table-cell>
          <table:table-cell table:style-name="ce4" office:value-type="string">
            <text:p><text:a xlink:href="https://www.digikey.com/product-detail/en/keystone-electronics/81-4/36-81-4-ND/303952">36-81-4-ND</text:a> </text:p>
          </table:table-cell>
          <table:table-cell office:value-type="currency" office:currency="USD" office:value="0.71">
            <text:p>$0.71</text:p>
          </table:table-cell>
          <table:table-cell table:number-columns-repeated="1018"/>
        </table:table-row>
        <table:table-row table:style-name="ro2">
          <table:table-cell office:value-type="string">
            <text:p>J1+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table:style-name="ce4" office:value-type="string">
            <text:p><text:a xlink:href="https://www.digikey.com/product-detail/en/mueller-electric-co/BU-00233-2/314-1358-ND/2688274">314-1358-ND</text:a></text:p>
          </table:table-cell>
          <table:table-cell office:value-type="currency" office:currency="USD" office:value="1.4">
            <text:p>$1.40</text:p>
          </table:table-cell>
          <table:table-cell office:value-type="string">
            <text:p>Gold plated versions available from<text:a xlink:href="https://www.parts-express.com/gold-plated-banana-jack-pair--091-1160"> parts express</text:a></text:p>
          </table:table-cell>
          <table:table-cell table:number-columns-repeated="1017"/>
        </table:table-row>
        <table:table-row table:style-name="ro1">
          <table:table-cell office:value-type="string">
            <text:p>J1-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table:style-name="ce4" office:value-type="string">
            <text:p><text:a xlink:href="https://www.digikey.com/product-detail/en/mueller-electric-co/BU-00233-0/314-1357-ND/2688273">314-1357-ND</text:a> 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J2+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table:style-name="ce4" office:value-type="string">
            <text:p><text:a xlink:href="https://www.digikey.com/product-detail/en/mueller-electric-co/BU-00233-2/314-1358-ND/2688274">314-1358-ND</text:a>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J2-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table:style-name="ce4" office:value-type="string">
            <text:p><text:a xlink:href="https://www.digikey.com/product-detail/en/mueller-electric-co/BU-00233-0/314-1357-ND/2688273">314-1357-ND</text:a> </text:p>
          </table:table-cell>
          <table:table-cell office:value-type="currency" office:currency="USD" office:value="1.4">
            <text:p>$1.40</text:p>
          </table:table-cell>
          <table:table-cell table:number-columns-repeated="1018"/>
        </table:table-row>
        <table:table-row table:style-name="ro1">
          <table:table-cell office:value-type="string">
            <text:p>SW1</text:p>
          </table:table-cell>
          <table:table-cell office:value-type="string">
            <text:p>DPDT Switch</text:p>
          </table:table-cell>
          <table:table-cell office:value-type="string">
            <text:p>C&amp;K</text:p>
          </table:table-cell>
          <table:table-cell office:value-type="string">
            <text:p>L202011MS02Q</text:p>
          </table:table-cell>
          <table:table-cell table:style-name="ce4" office:value-type="string">
            <text:p><text:a xlink:href="https://www.digikey.com/product-detail/en/c-k/L202011MS02Q/CKC5100-ND/13853">CKC5100-ND</text:a>  </text:p>
          </table:table-cell>
          <table:table-cell office:value-type="currency" office:currency="USD" office:value="2.94">
            <text:p>$2.94</text:p>
          </table:table-cell>
          <table:table-cell office:value-type="string">
            <text:p>Used for battery/external power selection. <text:s/>Also functions as on/off if only one power source is available.</text:p>
          </table:table-cell>
          <table:table-cell table:number-columns-repeated="1017"/>
        </table:table-row>
        <table:table-row table:style-name="ro1">
          <table:table-cell office:value-type="string">
            <text:p>U1</text:p>
          </table:table-cell>
          <table:table-cell office:value-type="string">
            <text:p>Series Voltage Reference</text:p>
          </table:table-cell>
          <table:table-cell table:number-columns-repeated="4"/>
          <table:table-cell office:value-type="string">
            <text:p>See "References" page for specific parts</text:p>
          </table:table-cell>
          <table:table-cell table:number-columns-repeated="1017"/>
        </table:table-row>
        <table:table-row table:style-name="ro1">
          <table:table-cell office:value-type="string">
            <text:p>U2</text:p>
          </table:table-cell>
          <table:table-cell office:value-type="string">
            <text:p>LDO Regulator</text:p>
          </table:table-cell>
          <table:table-cell office:value-type="string">
            <text:p>On Semiconductor</text:p>
          </table:table-cell>
          <table:table-cell office:value-type="string">
            <text:p>LP2951ACDR2G</text:p>
          </table:table-cell>
          <table:table-cell table:style-name="ce4" office:value-type="string">
            <text:p><text:a xlink:href="https://www.digikey.com/product-detail/en/on-semiconductor/LP2951ACDR2G/LP2951ACDR2GOSCT-ND/917952">LP2951ACDR2GOSCT-ND</text:a> </text:p>
          </table:table-cell>
          <table:table-cell office:value-type="currency" office:currency="USD" office:value="0.65">
            <text:p>$0.65</text:p>
          </table:table-cell>
          <table:table-cell office:value-type="string">
            <text:p>LP2951 is the most popular compatable part number, but others will fit. <text:s/>Be sure to get the adjustable version. <text:s/>The A suffix has better regulation.</text:p>
          </table:table-cell>
          <table:table-cell table:number-columns-repeated="1017"/>
        </table:table-row>
        <table:table-row table:style-name="ro1">
          <table:table-cell office:value-type="string">
            <text:p>U3</text:p>
          </table:table-cell>
          <table:table-cell office:value-type="string">
            <text:p>Series Voltage Reference</text:p>
          </table:table-cell>
          <table:table-cell table:number-columns-repeated="2"/>
          <table:table-cell table:style-name="ce4"/>
          <table:table-cell/>
          <table:table-cell office:value-type="string">
            <text:p>Placeholder for DIP footprint reference.</text:p>
          </table:table-cell>
          <table:table-cell table:number-columns-repeated="1017"/>
        </table:table-row>
        <table:table-row table:style-name="ro1">
          <table:table-cell office:value-type="string">
            <text:p>U4</text:p>
          </table:table-cell>
          <table:table-cell office:value-type="string">
            <text:p>AP3015 Boost Converter</text:p>
          </table:table-cell>
          <table:table-cell office:value-type="string">
            <text:p>Diodes Incorporated</text:p>
          </table:table-cell>
          <table:table-cell office:value-type="string">
            <text:p>AP3015KTR-G1 </text:p>
          </table:table-cell>
          <table:table-cell table:style-name="ce4" office:value-type="string">
            <text:p><text:a xlink:href="https://www.digikey.com/product-detail/en/diodes-incorporated/AP3015KTR-G1/AP3015KTR-G1DICT-ND/4505299">AP3015KTR-G1DICT-ND</text:a></text:p>
          </table:table-cell>
          <table:table-cell office:value-type="currency" office:currency="USD" office:value="0.73">
            <text:p>$0.73</text:p>
          </table:table-cell>
          <table:table-cell office:value-type="string">
            <text:p>Boost Converter. <text:s/>The AP3015AKTR-G1 is a lower current version that may be a better choice.</text:p>
          </table:table-cell>
          <table:table-cell table:number-columns-repeated="1017"/>
        </table:table-row>
        <table:table-row table:style-name="ro1">
          <table:table-cell office:value-type="string">
            <text:p>Q1</text:p>
          </table:table-cell>
          <table:table-cell office:value-type="string">
            <text:p>PNP Transistor</text:p>
          </table:table-cell>
          <table:table-cell office:value-type="string">
            <text:p>Nexperia</text:p>
          </table:table-cell>
          <table:table-cell office:value-type="string">
            <text:p>PMBT3906.215</text:p>
          </table:table-cell>
          <table:table-cell table:style-name="ce4" office:value-type="string">
            <text:p><text:a xlink:href="https://www.digikey.com/product-detail/en/nexperia-usa-inc/PMBT3906215/1727-2960-1-ND/763516">1727-2960-1-ND</text:a> </text:p>
          </table:table-cell>
          <table:table-cell office:value-type="currency" office:currency="USD" office:value="0.1">
            <text:p>$0.10</text:p>
          </table:table-cell>
          <table:table-cell office:value-type="string">
            <text:p>Drives the "Low Battery" LED</text:p>
          </table:table-cell>
          <table:table-cell table:number-columns-repeated="1017"/>
        </table:table-row>
        <table:table-row table:style-name="ro1">
          <table:table-cell office:value-type="string">
            <text:p>D1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table:style-name="ce4" office:value-type="string">
            <text:p><text:a xlink:href="https://www.digikey.com/product-detail/en/smc-diode-solutions/S1MTR/1655-1506-1-ND/6022951">1655-1506-1-ND</text:a> 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Input rectifier to protect against reverse polarity connection of external power supply.</text:p>
          </table:table-cell>
          <table:table-cell table:number-columns-repeated="1017"/>
        </table:table-row>
        <table:table-row table:style-name="ro1">
          <table:table-cell office:value-type="string">
            <text:p>D2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table:style-name="ce4" office:value-type="string">
            <text:p><text:a xlink:href="https://www.digikey.com/product-detail/en/smc-diode-solutions/S1MTR/1655-1506-1-ND/6022951">1655-1506-1-ND</text:a> 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Protects reference IC against being driven by the output terminals.</text:p>
          </table:table-cell>
          <table:table-cell table:number-columns-repeated="1017"/>
        </table:table-row>
        <table:table-row table:style-name="ro1">
          <table:table-cell office:value-type="string">
            <text:p>D3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table:style-name="ce4" office:value-type="string">
            <text:p><text:a xlink:href="https://www.digikey.com/product-detail/en/smc-diode-solutions/S1MTR/1655-1506-1-ND/6022951">1655-1506-1-ND</text:a> 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Protects first regulator against being driven by the output terminals</text:p>
          </table:table-cell>
          <table:table-cell table:number-columns-repeated="1017"/>
        </table:table-row>
        <table:table-row table:style-name="ro1">
          <table:table-cell office:value-type="string">
            <text:p>D5</text:p>
          </table:table-cell>
          <table:table-cell office:value-type="string">
            <text:p>Yellow LED</text:p>
          </table:table-cell>
          <table:table-cell office:value-type="string">
            <text:p>Kingbright</text:p>
          </table:table-cell>
          <table:table-cell office:value-type="string">
            <text:p>APTR3216SYCK</text:p>
          </table:table-cell>
          <table:table-cell table:style-name="ce4" office:value-type="string">
            <text:p><text:a xlink:href="https://www.digikey.com/product-detail/en/kingbright/APTR3216SYCK/754-1174-1-ND/1747891">754-1174-1-ND</text:a> </text:p>
          </table:table-cell>
          <table:table-cell office:value-type="currency" office:currency="USD" office:value="0.48">
            <text:p>$0.48</text:p>
          </table:table-cell>
          <table:table-cell office:value-type="string">
            <text:p>"Low Battery" indication</text:p>
          </table:table-cell>
          <table:table-cell table:number-columns-repeated="1017"/>
        </table:table-row>
        <table:table-row table:style-name="ro1">
          <table:table-cell office:value-type="string">
            <text:p>D6</text:p>
          </table:table-cell>
          <table:table-cell office:value-type="string">
            <text:p>12V Zener Diode</text:p>
          </table:table-cell>
          <table:table-cell office:value-type="string">
            <text:p>On Semiconductor</text:p>
          </table:table-cell>
          <table:table-cell office:value-type="string">
            <text:p>1SMA5927BT3G</text:p>
          </table:table-cell>
          <table:table-cell table:style-name="ce4" office:value-type="string">
            <text:p><text:a xlink:href="https://www.digikey.com/product-detail/en/on-semiconductor/1SMA5927BT3G/1SMA5927BT3GOSCT-ND/917680">1SMA5927BT3GOSCT-ND</text:a> </text:p>
          </table:table-cell>
          <table:table-cell office:value-type="currency" office:currency="USD" office:value="0.38">
            <text:p>$0.38</text:p>
          </table:table-cell>
          <table:table-cell office:value-type="string">
            <text:p>Protects the reference IC from external voltages applied to the output terminals.</text:p>
          </table:table-cell>
          <table:table-cell table:number-columns-repeated="1017"/>
        </table:table-row>
        <table:table-row table:style-name="ro1">
          <table:table-cell office:value-type="string">
            <text:p>D7</text:p>
          </table:table-cell>
          <table:table-cell office:value-type="string">
            <text:p>Green LED</text:p>
          </table:table-cell>
          <table:table-cell office:value-type="string">
            <text:p>Kingbright</text:p>
          </table:table-cell>
          <table:table-cell office:value-type="string">
            <text:p>APTR3216CGCK</text:p>
          </table:table-cell>
          <table:table-cell table:style-name="ce4" office:value-type="string">
            <text:p><text:a xlink:href="https://www.digikey.com/product-detail/en/kingbright/APTR3216CGCK/754-1167-1-ND/1747884">754-1167-1-ND</text:a>  </text:p>
          </table:table-cell>
          <table:table-cell office:value-type="currency" office:currency="USD" office:value="0.39">
            <text:p>$0.39</text:p>
          </table:table-cell>
          <table:table-cell office:value-type="string">
            <text:p>"Power On" indication</text:p>
          </table:table-cell>
          <table:table-cell table:number-columns-repeated="1017"/>
        </table:table-row>
        <table:table-row table:style-name="ro1">
          <table:table-cell office:value-type="string">
            <text:p>D8</text:p>
          </table:table-cell>
          <table:table-cell office:value-type="string">
            <text:p>1A Schottky Diode</text:p>
          </table:table-cell>
          <table:table-cell office:value-type="string">
            <text:p>On Semiconductor</text:p>
          </table:table-cell>
          <table:table-cell office:value-type="string">
            <text:p>SS14</text:p>
          </table:table-cell>
          <table:table-cell table:style-name="ce4" office:value-type="string">
            <text:p><text:a xlink:href="https://www.digikey.com/product-detail/en/on-semiconductor/SS14/SS14CT-ND/965729">SS14CT-ND</text:a>  </text:p>
          </table:table-cell>
          <table:table-cell office:value-type="currency" office:currency="USD" office:value="0.41">
            <text:p>$0.41</text:p>
          </table:table-cell>
          <table:table-cell office:value-type="string">
            <text:p>Series diode for boost converter</text:p>
          </table:table-cell>
          <table:table-cell table:number-columns-repeated="1017"/>
        </table:table-row>
        <table:table-row table:style-name="ro1">
          <table:table-cell office:value-type="string">
            <text:p>D9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table:style-name="ce4" office:value-type="string">
            <text:p><text:a xlink:href="https://www.digikey.com/product-detail/en/smc-diode-solutions/S1MTR/1655-1506-1-ND/6022951">1655-1506-1-ND</text:a> </text:p>
          </table:table-cell>
          <table:table-cell office:value-type="currency" office:currency="USD" office:value="0.14">
            <text:p>$0.14</text:p>
          </table:table-cell>
          <table:table-cell office:value-type="string">
            <text:p>Protects against reverse polarity from the battery terminals</text:p>
          </table:table-cell>
          <table:table-cell table:number-columns-repeated="1017"/>
        </table:table-row>
        <table:table-row table:style-name="ro1">
          <table:table-cell office:value-type="string">
            <text:p>C1</text:p>
          </table:table-cell>
          <table:table-cell office:value-type="string">
            <text:p>1uF 35v X7R 0805 Ceramic Capacitor</text:p>
          </table:table-cell>
          <table:table-cell office:value-type="string">
            <text:p>Taiyo Yuden </text:p>
          </table:table-cell>
          <table:table-cell office:value-type="string">
            <text:p>GMK212B7105KG-T </text:p>
          </table:table-cell>
          <table:table-cell table:style-name="ce4" office:value-type="string">
            <text:p><text:a xlink:href="https://www.digikey.com/product-detail/en/taiyo-yuden/GMK212B7105KG-T/587-1438-1-ND/1004069">587-1438-1-ND</text:a>  </text:p>
          </table:table-cell>
          <table:table-cell office:value-type="currency" office:currency="USD" office:value="0.138">
            <text:p>$0.14</text:p>
          </table:table-cell>
          <table:table-cell table:number-columns-repeated="1018"/>
        </table:table-row>
        <table:table-row table:style-name="ro1">
          <table:table-cell office:value-type="string">
            <text:p>C2</text:p>
          </table:table-cell>
          <table:table-cell office:value-type="string">
            <text:p>10uF 35v X5R 0805 Ceramic Capacitor</text:p>
          </table:table-cell>
          <table:table-cell office:value-type="string">
            <text:p>Murata</text:p>
          </table:table-cell>
          <table:table-cell office:value-type="string">
            <text:p>GRM21BR6YA106ME43L </text:p>
          </table:table-cell>
          <table:table-cell table:style-name="ce4" office:value-type="string">
            <text:p><text:a xlink:href="https://www.digikey.com/product-detail/en/murata-electronics-north-america/GRM21BR6YA106ME43L/490-10515-1-ND/5026446">490-10515-1-ND</text:a>  </text:p>
          </table:table-cell>
          <table:table-cell office:value-type="currency" office:currency="USD" office:value="0.263">
            <text:p>$0.26</text:p>
          </table:table-cell>
          <table:table-cell table:number-columns-repeated="1018"/>
        </table:table-row>
        <table:table-row table:style-name="ro1">
          <table:table-cell office:value-type="string">
            <text:p>C3</text:p>
          </table:table-cell>
          <table:table-cell office:value-type="string">
            <text:p>1uF 35v X7R 0805 Ceramic Capacitor</text:p>
          </table:table-cell>
          <table:table-cell office:value-type="string">
            <text:p>Taiyo Yuden </text:p>
          </table:table-cell>
          <table:table-cell office:value-type="string">
            <text:p>GMK212B7105KG-T </text:p>
          </table:table-cell>
          <table:table-cell table:style-name="ce4" office:value-type="string">
            <text:p><text:a xlink:href="https://www.digikey.com/product-detail/en/taiyo-yuden/GMK212B7105KG-T/587-1438-1-ND/1004069">587-1438-1-ND</text:a>  </text:p>
          </table:table-cell>
          <table:table-cell office:value-type="currency" office:currency="USD" office:value="0.138">
            <text:p>$0.14</text:p>
          </table:table-cell>
          <table:table-cell office:value-type="string">
            <text:p>This part improves stability and reduces noise on the linear regulator.</text:p>
          </table:table-cell>
          <table:table-cell table:number-columns-repeated="1017"/>
        </table:table-row>
        <table:table-row table:style-name="ro1">
          <table:table-cell office:value-type="string">
            <text:p>C4</text:p>
          </table:table-cell>
          <table:table-cell office:value-type="string">
            <text:p>1uF 35v X7R 0805 Ceramic Capacitor</text:p>
          </table:table-cell>
          <table:table-cell office:value-type="string">
            <text:p>Taiyo Yuden </text:p>
          </table:table-cell>
          <table:table-cell office:value-type="string">
            <text:p>GMK212B7105KG-T </text:p>
          </table:table-cell>
          <table:table-cell table:style-name="ce4" office:value-type="string">
            <text:p><text:a xlink:href="https://www.digikey.com/product-detail/en/taiyo-yuden/GMK212B7105KG-T/587-1438-1-ND/1004069">587-1438-1-ND</text:a>  </text:p>
          </table:table-cell>
          <table:table-cell office:value-type="currency" office:currency="USD" office:value="0.138">
            <text:p>$0.14</text:p>
          </table:table-cell>
          <table:table-cell table:number-columns-repeated="1018"/>
        </table:table-row>
        <table:table-row table:style-name="ro1">
          <table:table-cell office:value-type="string">
            <text:p>C5</text:p>
          </table:table-cell>
          <table:table-cell office:value-type="string">
            <text:p>1uF 35v X7R 0805 Ceramic Capacitor</text:p>
          </table:table-cell>
          <table:table-cell office:value-type="string">
            <text:p>Taiyo Yuden </text:p>
          </table:table-cell>
          <table:table-cell office:value-type="string">
            <text:p>GMK212B7105KG-T </text:p>
          </table:table-cell>
          <table:table-cell table:style-name="ce4" office:value-type="string">
            <text:p><text:a xlink:href="https://www.digikey.com/product-detail/en/taiyo-yuden/GMK212B7105KG-T/587-1438-1-ND/1004069">587-1438-1-ND</text:a>  </text:p>
          </table:table-cell>
          <table:table-cell office:value-type="currency" office:currency="USD" office:value="0.138">
            <text:p>$0.14</text:p>
          </table:table-cell>
          <table:table-cell table:number-columns-repeated="1018"/>
        </table:table-row>
        <table:table-row table:style-name="ro1">
          <table:table-cell office:value-type="string">
            <text:p>C6</text:p>
          </table:table-cell>
          <table:table-cell office:value-type="string">
            <text:p>10uF 35v X5R 0805 Ceramic Capacitor</text:p>
          </table:table-cell>
          <table:table-cell office:value-type="string">
            <text:p>Murata</text:p>
          </table:table-cell>
          <table:table-cell office:value-type="string">
            <text:p>GRM21BR6YA106ME43L </text:p>
          </table:table-cell>
          <table:table-cell table:style-name="ce4" office:value-type="string">
            <text:p><text:a xlink:href="https://www.digikey.com/product-detail/en/murata-electronics-north-america/GRM21BR6YA106ME43L/490-10515-1-ND/5026446">490-10515-1-ND</text:a>  </text:p>
          </table:table-cell>
          <table:table-cell office:value-type="currency" office:currency="USD" office:value="0.263">
            <text:p>$0.26</text:p>
          </table:table-cell>
          <table:table-cell office:value-type="string">
            <text:p>Main bypass capacitor for the linear regulator</text:p>
          </table:table-cell>
          <table:table-cell table:number-columns-repeated="1017"/>
        </table:table-row>
        <table:table-row table:style-name="ro1">
          <table:table-cell office:value-type="string">
            <text:p>C7</text:p>
          </table:table-cell>
          <table:table-cell office:value-type="string">
            <text:p>10uF 35v X5R 0805 Ceramic Capacitor</text:p>
          </table:table-cell>
          <table:table-cell office:value-type="string">
            <text:p>Murata</text:p>
          </table:table-cell>
          <table:table-cell office:value-type="string">
            <text:p>GRM21BR6YA106ME43L </text:p>
          </table:table-cell>
          <table:table-cell table:style-name="ce4" office:value-type="string">
            <text:p><text:a xlink:href="https://www.digikey.com/product-detail/en/murata-electronics-north-america/GRM21BR6YA106ME43L/490-10515-1-ND/5026446">490-10515-1-ND</text:a>  </text:p>
          </table:table-cell>
          <table:table-cell office:value-type="currency" office:currency="USD" office:value="0.263">
            <text:p>$0.26</text:p>
          </table:table-cell>
          <table:table-cell table:number-columns-repeated="1018"/>
        </table:table-row>
        <table:table-row table:style-name="ro1">
          <table:table-cell office:value-type="string">
            <text:p>C8</text:p>
          </table:table-cell>
          <table:table-cell office:value-type="string">
            <text:p>10uF 35v X5R 0805 Ceramic Capacitor</text:p>
          </table:table-cell>
          <table:table-cell office:value-type="string">
            <text:p>Murata</text:p>
          </table:table-cell>
          <table:table-cell office:value-type="string">
            <text:p>GRM21BR6YA106ME43L </text:p>
          </table:table-cell>
          <table:table-cell table:style-name="ce4" office:value-type="string">
            <text:p><text:a xlink:href="https://www.digikey.com/product-detail/en/murata-electronics-north-america/GRM21BR6YA106ME43L/490-10515-1-ND/5026446">490-10515-1-ND</text:a>  </text:p>
          </table:table-cell>
          <table:table-cell office:value-type="currency" office:currency="USD" office:value="0.263">
            <text:p>$0.26</text:p>
          </table:table-cell>
          <table:table-cell table:number-columns-repeated="1018"/>
        </table:table-row>
        <table:table-row table:style-name="ro1">
          <table:table-cell office:value-type="string">
            <text:p>C9</text:p>
          </table:table-cell>
          <table:table-cell office:value-type="string">
            <text:p>10uF 6032 25V Tantalum Capacitor</text:p>
          </table:table-cell>
          <table:table-cell/>
          <table:table-cell office:value-type="string">
            <text:p>T491C106K035AT </text:p>
          </table:table-cell>
          <table:table-cell table:style-name="ce4" office:value-type="string">
            <text:p><text:a xlink:href="https://www.digikey.com/product-detail/en/kemet/T491C106K035AT/399-8333-1-ND/3472056">399-8333-1-ND</text:a>  </text:p>
          </table:table-cell>
          <table:table-cell office:value-type="currency" office:currency="USD" office:value="0.62">
            <text:p>$0.62</text:p>
          </table:table-cell>
          <table:table-cell table:number-columns-repeated="1018"/>
        </table:table-row>
        <table:table-row table:style-name="ro1">
          <table:table-cell office:value-type="string">
            <text:p>C10</text:p>
          </table:table-cell>
          <table:table-cell office:value-type="string">
            <text:p>1uF 35v X7R 0805 Ceramic Capacitor</text:p>
          </table:table-cell>
          <table:table-cell office:value-type="string">
            <text:p>Taiyo Yuden </text:p>
          </table:table-cell>
          <table:table-cell office:value-type="string">
            <text:p>GMK212B7105KG-T </text:p>
          </table:table-cell>
          <table:table-cell table:style-name="ce4" office:value-type="string">
            <text:p><text:a xlink:href="https://www.digikey.com/product-detail/en/taiyo-yuden/GMK212B7105KG-T/587-1438-1-ND/1004069">587-1438-1-ND</text:a>  </text:p>
          </table:table-cell>
          <table:table-cell office:value-type="currency" office:currency="USD" office:value="0.138">
            <text:p>$0.14</text:p>
          </table:table-cell>
          <table:table-cell office:value-type="string">
            <text:p>Reduces noise on certain Maxim references</text:p>
          </table:table-cell>
          <table:table-cell table:number-columns-repeated="1017"/>
        </table:table-row>
        <table:table-row table:style-name="ro1">
          <table:table-cell office:value-type="string">
            <text:p>C11</text:p>
          </table:table-cell>
          <table:table-cell office:value-type="string">
            <text:p>10uF 35v X5R 0805 Ceramic Capacitor</text:p>
          </table:table-cell>
          <table:table-cell office:value-type="string">
            <text:p>Murata</text:p>
          </table:table-cell>
          <table:table-cell office:value-type="string">
            <text:p>GRM21BR6YA106ME43L </text:p>
          </table:table-cell>
          <table:table-cell table:style-name="ce4" office:value-type="string">
            <text:p><text:a xlink:href="https://www.digikey.com/product-detail/en/murata-electronics-north-america/GRM21BR6YA106ME43L/490-10515-1-ND/5026446">490-10515-1-ND</text:a>  </text:p>
          </table:table-cell>
          <table:table-cell office:value-type="currency" office:currency="USD" office:value="0.263">
            <text:p>$0.26</text:p>
          </table:table-cell>
          <table:table-cell office:value-type="string">
            <text:p>Input bypass capacitor for the boost converter</text:p>
          </table:table-cell>
          <table:table-cell table:number-columns-repeated="1017"/>
        </table:table-row>
        <table:table-row table:style-name="ro1">
          <table:table-cell office:value-type="string">
            <text:p>C12</text:p>
          </table:table-cell>
          <table:table-cell office:value-type="string">
            <text:p>10pF 50V NP0 Ceramic Capaci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Stabilizing capacitor for the boost converter</text:p>
          </table:table-cell>
          <table:table-cell table:number-columns-repeated="1017"/>
        </table:table-row>
        <table:table-row table:style-name="ro1">
          <table:table-cell office:value-type="string">
            <text:p>C13</text:p>
          </table:table-cell>
          <table:table-cell office:value-type="string">
            <text:p>10uF 35v X5R 0805 Ceramic Capacitor</text:p>
          </table:table-cell>
          <table:table-cell office:value-type="string">
            <text:p>Murata</text:p>
          </table:table-cell>
          <table:table-cell office:value-type="string">
            <text:p>GRM21BR6YA106ME43L </text:p>
          </table:table-cell>
          <table:table-cell table:style-name="ce4" office:value-type="string">
            <text:p><text:a xlink:href="https://www.digikey.com/product-detail/en/murata-electronics-north-america/GRM21BR6YA106ME43L/490-10515-1-ND/5026446">490-10515-1-ND</text:a>  </text:p>
          </table:table-cell>
          <table:table-cell office:value-type="currency" office:currency="USD" office:value="0.263">
            <text:p>$0.26</text:p>
          </table:table-cell>
          <table:table-cell office:value-type="string">
            <text:p>Output bypass capacitor for the boost converter</text:p>
          </table:table-cell>
          <table:table-cell table:number-columns-repeated="1017"/>
        </table:table-row>
        <table:table-row table:style-name="ro1">
          <table:table-cell office:value-type="string">
            <text:p>RV1</text:p>
          </table:table-cell>
          <table:table-cell office:value-type="string">
            <text:p>10K SMD Trimmer 3324W</text:p>
          </table:table-cell>
          <table:table-cell office:value-type="string">
            <text:p>Bourns</text:p>
          </table:table-cell>
          <table:table-cell office:value-type="string">
            <text:p>3224W-1-103E</text:p>
          </table:table-cell>
          <table:table-cell table:style-name="ce4" office:value-type="string">
            <text:p><text:a xlink:href="https://www.digikey.com/product-detail/en/bourns-inc/3224W-1-103E/3224W-103ECT-ND/225672">3224W-103ECT-ND</text:a> </text:p>
          </table:table-cell>
          <table:table-cell office:value-type="currency" office:currency="USD" office:value="4.92">
            <text:p>$4.92</text:p>
          </table:table-cell>
          <table:table-cell office:value-type="string">
            <text:p>Only used for references with trim terminal. <text:s/>See "References" page for specific parts.</text:p>
          </table:table-cell>
          <table:table-cell table:number-columns-repeated="1017"/>
        </table:table-row>
        <table:table-row table:style-name="ro1">
          <table:table-cell office:value-type="string">
            <text:p>R1</text:p>
          </table:table-cell>
          <table:table-cell office:value-type="string">
            <text:p>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Part of linear regulator voltage setting network. <text:s/>See "Linear Regulator" page for details</text:p>
          </table:table-cell>
          <table:table-cell table:number-columns-repeated="1017"/>
        </table:table-row>
        <table:table-row table:style-name="ro1">
          <table:table-cell office:value-type="string">
            <text:p>R2</text:p>
          </table:table-cell>
          <table:table-cell office:value-type="string">
            <text:p>High Stability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Only used for references with trim terminal. <text:s/>This needs to be a high stability part. <text:s/>See "References" page for details.</text:p>
          </table:table-cell>
          <table:table-cell table:number-columns-repeated="1017"/>
        </table:table-row>
        <table:table-row table:style-name="ro1">
          <table:table-cell office:value-type="string">
            <text:p>R3</text:p>
          </table:table-cell>
          <table:table-cell office:value-type="string">
            <text:p>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Part of linear regulator voltage setting network. <text:s/>See "Linear Regulator" page for details</text:p>
          </table:table-cell>
          <table:table-cell table:number-columns-repeated="1017"/>
        </table:table-row>
        <table:table-row table:style-name="ro1">
          <table:table-cell office:value-type="string">
            <text:p>R4</text:p>
          </table:table-cell>
          <table:table-cell office:value-type="string">
            <text:p>1 Ohm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This increases the ESR of the bypass capacitor on the linear regulator. <text:s/>Helps keep LDO from oscillating.</text:p>
          </table:table-cell>
          <table:table-cell table:number-columns-repeated="1017"/>
        </table:table-row>
        <table:table-row table:style-name="ro1">
          <table:table-cell office:value-type="string">
            <text:p>R5</text:p>
          </table:table-cell>
          <table:table-cell office:value-type="string">
            <text:p>100K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Bias resistor for Q1. <text:s/>100K is the minimum value allowed by the LDO error terminal.</text:p>
          </table:table-cell>
          <table:table-cell table:number-columns-repeated="1017"/>
        </table:table-row>
        <table:table-row table:style-name="ro1">
          <table:table-cell office:value-type="string">
            <text:p>R6</text:p>
          </table:table-cell>
          <table:table-cell office:value-type="string">
            <text:p>1 Ohm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This increases the ESR of the bypass capacitor on the voltage reference. <text:s/>Helps prevent oscillatons.</text:p>
          </table:table-cell>
          <table:table-cell table:number-columns-repeated="1017"/>
        </table:table-row>
        <table:table-row table:style-name="ro1">
          <table:table-cell office:value-type="string">
            <text:p>R7</text:p>
          </table:table-cell>
          <table:table-cell office:value-type="string">
            <text:p>1K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Dropping resistor for "Low Battery" LED</text:p>
          </table:table-cell>
          <table:table-cell table:number-columns-repeated="1017"/>
        </table:table-row>
        <table:table-row table:style-name="ro1">
          <table:table-cell office:value-type="string">
            <text:p>R8</text:p>
          </table:table-cell>
          <table:table-cell office:value-type="string">
            <text:p>10K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Output resistor. <text:s/>Used to keep the reference IC biased in quadrant I. <text:s/>Not necessary if RV1 is used.</text:p>
          </table:table-cell>
          <table:table-cell table:number-columns-repeated="1017"/>
        </table:table-row>
        <table:table-row table:style-name="ro1">
          <table:table-cell office:value-type="string">
            <text:p>R9</text:p>
          </table:table-cell>
          <table:table-cell office:value-type="string">
            <text:p>0 Ohm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Only used for certain references. <text:s/>See "References" page to determine if needed.</text:p>
          </table:table-cell>
          <table:table-cell table:number-columns-repeated="1017"/>
        </table:table-row>
        <table:table-row table:style-name="ro1">
          <table:table-cell office:value-type="string">
            <text:p>R10</text:p>
          </table:table-cell>
          <table:table-cell office:value-type="string">
            <text:p>1K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Dropping resistor for "Power On" LED</text:p>
          </table:table-cell>
          <table:table-cell table:number-columns-repeated="1017"/>
        </table:table-row>
        <table:table-row table:style-name="ro1">
          <table:table-cell office:value-type="string">
            <text:p>R11</text:p>
          </table:table-cell>
          <table:table-cell office:value-type="string">
            <text:p>0 Ohm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Jumper to be used if the boost converter is not used.</text:p>
          </table:table-cell>
          <table:table-cell table:number-columns-repeated="1017"/>
        </table:table-row>
        <table:table-row table:style-name="ro1">
          <table:table-cell office:value-type="string">
            <text:p>R12</text:p>
          </table:table-cell>
          <table:table-cell office:value-type="string">
            <text:p>1M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Voltage setting resistor for the boost converter</text:p>
          </table:table-cell>
          <table:table-cell table:number-columns-repeated="1017"/>
        </table:table-row>
        <table:table-row table:style-name="ro1">
          <table:table-cell office:value-type="string">
            <text:p>R13</text:p>
          </table:table-cell>
          <table:table-cell office:value-type="string">
            <text:p>82K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Voltage setting resistor for the boost converter</text:p>
          </table:table-cell>
          <table:table-cell table:number-columns-repeated="1017"/>
        </table:table-row>
        <table:table-row table:style-name="ro1">
          <table:table-cell office:value-type="string">
            <text:p>R14</text:p>
          </table:table-cell>
          <table:table-cell office:value-type="string">
            <text:p>High Stability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Used only for references with the "trim" terminal. <text:s/>"Expands the scale" of RV1</text:p>
          </table:table-cell>
          <table:table-cell table:number-columns-repeated="1017"/>
        </table:table-row>
        <table:table-row table:style-name="ro1">
          <table:table-cell office:value-type="string">
            <text:p>R15</text:p>
          </table:table-cell>
          <table:table-cell office:value-type="string">
            <text:p>High Stability 0805 Resistor</text:p>
          </table:table-cell>
          <table:table-cell table:number-columns-repeated="3"/>
          <table:table-cell office:value-type="currency" office:currency="USD" office:value="0.1">
            <text:p>$0.10</text:p>
          </table:table-cell>
          <table:table-cell office:value-type="string">
            <text:p>Used only for references with the "trim" terminal. <text:s/>"Expands the scale" of RV1</text:p>
          </table:table-cell>
          <table:table-cell table:number-columns-repeated="1017"/>
        </table:table-row>
        <table:table-row table:style-name="ro1">
          <table:table-cell office:value-type="string">
            <text:p>L1</text:p>
          </table:table-cell>
          <table:table-cell office:value-type="string">
            <text:p>10uH Inductor</text:p>
          </table:table-cell>
          <table:table-cell office:value-type="string">
            <text:p>Taiyo Yuden </text:p>
          </table:table-cell>
          <table:table-cell office:value-type="string">
            <text:p>NR6028T100M </text:p>
          </table:table-cell>
          <table:table-cell table:style-name="ce4" office:value-type="string">
            <text:p><text:a xlink:href="https://www.digikey.com/product-detail/en/taiyo-yuden/NR6028T100M/587-2102-1-ND/1866242">587-2102-1-ND</text:a>  </text:p>
          </table:table-cell>
          <table:table-cell office:value-type="currency" office:currency="USD" office:value="0.317">
            <text:p>$0.32</text:p>
          </table:table-cell>
          <table:table-cell office:value-type="string">
            <text:p>Inductor for the boost converter</text:p>
          </table:table-cell>
          <table:table-cell table:number-columns-repeated="1017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Regulator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Primary Voltage Regulators:</text:p>
          </table:table-cell>
          <table:table-cell table:number-columns-repeated="5"/>
        </table:table-row>
        <table:table-row table:style-name="ro1">
          <table:table-cell table:style-name="ce1" office:value-type="string">
            <text:p>SOIC Pinout</text:p>
          </table:table-cell>
          <table:table-cell office:value-type="string">
            <text:p>LP2954</text:p>
          </table:table-cell>
          <table:table-cell office:value-type="string">
            <text:p>LP4951C</text:p>
          </table:table-cell>
          <table:table-cell office:value-type="string">
            <text:p>LP2951 </text:p>
          </table:table-cell>
          <table:table-cell office:value-type="string">
            <text:p>NCV295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UT</text:p>
          </table:table-cell>
          <table:table-cell table:number-columns-repeated="3" office:value-type="string">
            <text:p>OUTPU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string">
            <text:p>SEN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/SHUTDOWN</text:p>
          </table:table-cell>
          <table:table-cell table:number-columns-repeated="3" office:value-type="string">
            <text:p>SHUTDOWN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GROUND</text:p>
          </table:table-cell>
          <table:table-cell table:number-columns-repeated="2" office:value-type="string">
            <text:p>GN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/ERRO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5V TAP</text:p>
          </table:table-cell>
          <table:table-cell table:number-columns-repeated="3" office:value-type="string">
            <text:p>V TAP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string">
            <text:p>FEEDBACK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string">
            <text:p>INPUT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>
            <text:p>Resistor Selection:</text:p>
          </table:table-cell>
          <table:table-cell table:number-columns-repeated="2"/>
          <table:table-cell table:number-columns-repeated="2" office:value-type="string">
            <text:p>LED</text:p>
          </table:table-cell>
          <table:table-cell/>
        </table:table-row>
        <table:table-row table:style-name="ro1">
          <table:table-cell office:value-type="string">
            <text:p>Output Voltage</text:p>
          </table:table-cell>
          <table:table-cell office:value-type="string">
            <text:p>R3</text:p>
          </table:table-cell>
          <table:table-cell office:value-type="string">
            <text:p>R1</text:p>
          </table:table-cell>
          <table:table-cell office:value-type="string">
            <text:p>R7</text:p>
          </table:table-cell>
          <table:table-cell office:value-type="string">
            <text:p>R10</text:p>
          </table:table-cell>
          <table:table-cell/>
        </table:table-row>
        <table:table-row table:style-name="ro1">
          <table:table-cell office:value-type="float" office:value="13.58">
            <text:p>13.58</text:p>
          </table:table-cell>
          <table:table-cell office:value-type="string">
            <text:p>100K</text:p>
          </table:table-cell>
          <table:table-cell office:value-type="string">
            <text:p>10K</text:p>
          </table:table-cell>
          <table:table-cell table:number-columns-repeated="2" office:value-type="string">
            <text:p>3.9K</text:p>
          </table:table-cell>
          <table:table-cell/>
        </table:table-row>
        <table:table-row table:style-name="ro1">
          <table:table-cell office:value-type="float" office:value="6.847">
            <text:p>6.85</text:p>
          </table:table-cell>
          <table:table-cell office:value-type="string">
            <text:p>100K</text:p>
          </table:table-cell>
          <table:table-cell office:value-type="string">
            <text:p>22K</text:p>
          </table:table-cell>
          <table:table-cell table:number-columns-repeated="2" office:value-type="string">
            <text:p>1.5K</text:p>
          </table:table-cell>
          <table:table-cell/>
        </table:table-row>
        <table:table-row table:style-name="ro1">
          <table:table-cell office:value-type="float" office:value="4.975">
            <text:p>4.98</text:p>
          </table:table-cell>
          <table:table-cell office:value-type="string">
            <text:p>100K</text:p>
          </table:table-cell>
          <table:table-cell office:value-type="string">
            <text:p>33K</text:p>
          </table:table-cell>
          <table:table-cell table:number-columns-repeated="2" office:value-type="string">
            <text:p>1K</text:p>
          </table:table-cell>
          <table:table-cell/>
        </table:table-row>
      </table:table>
      <table:table table:name="Resistor Calc" table:style-name="ta1" table:print="false">
        <table:table-column table:style-name="co8" table:number-columns-repeated="3" table:default-cell-style-name="Default"/>
        <table:table-column table:style-name="co8" table:default-cell-style-name="ce7"/>
        <table:table-row table:style-name="ro1">
          <table:table-cell table:style-name="ce1" office:value-type="string">
            <text:p>AP3015 Resistor Calculator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>
            <text:p>R12</text:p>
          </table:table-cell>
          <table:table-cell office:value-type="float" office:value="1000000">
            <text:p>1000000</text:p>
          </table:table-cell>
          <table:table-cell table:style-name="ce1" office:value-type="string">
            <text:p>Vout</text:p>
          </table:table-cell>
          <table:table-cell table:formula="of:=1.23*(1+[.B2]/[.B3])" office:value-type="float" office:value="16.23">
            <text:p>16.230</text:p>
          </table:table-cell>
        </table:table-row>
        <table:table-row table:style-name="ro1">
          <table:table-cell table:style-name="ce1" office:value-type="string">
            <text:p>R13</text:p>
          </table:table-cell>
          <table:table-cell office:value-type="float" office:value="82000">
            <text:p>820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>
            <text:p>LP2951 Resistor Calculato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3</text:p>
          </table:table-cell>
          <table:table-cell office:value-type="float" office:value="100000">
            <text:p>100000</text:p>
          </table:table-cell>
          <table:table-cell table:style-name="ce1" office:value-type="string">
            <text:p>Vout</text:p>
          </table:table-cell>
          <table:table-cell table:formula="of:=1.235*(1+[.B7]/[.B8])-0.00000002*[.B7]" office:value-type="float" office:value="4.97542424242424">
            <text:p>4.975</text:p>
          </table:table-cell>
        </table:table-row>
        <table:table-row table:style-name="ro1">
          <table:table-cell table:style-name="ce1" office:value-type="string">
            <text:p>R1</text:p>
          </table:table-cell>
          <table:table-cell office:value-type="float" office:value="33000">
            <text:p>33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LED Resistor Calculator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7</text:p>
          </table:table-cell>
          <table:table-cell table:formula="of:=([.D7]-2)/[.D11]" office:value-type="float" office:value="991.808080808081">
            <text:p>991.81</text:p>
          </table:table-cell>
          <table:table-cell table:style-name="ce1" office:value-type="string">
            <text:p>I_LED</text:p>
          </table:table-cell>
          <table:table-cell office:value-type="float" office:value="0.003">
            <text:p>0.003</text:p>
          </table:table-cell>
        </table:table-row>
        <table:table-row table:style-name="ro1">
          <table:table-cell table:style-name="ce1" office:value-type="string">
            <text:p>R10</text:p>
          </table:table-cell>
          <table:table-cell table:formula="of:=([.D7]-2)/[.D12]" office:value-type="float" office:value="991.808080808081">
            <text:p>991.81</text:p>
          </table:table-cell>
          <table:table-cell table:style-name="ce1" office:value-type="string">
            <text:p>I_LED</text:p>
          </table:table-cell>
          <table:table-cell office:value-type="float" office:value="0.003">
            <text:p>0.003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ference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8" table:number-columns-repeated="4" table:default-cell-style-name="Default"/>
        <table:table-column table:style-name="co23" table:default-cell-style-name="Default"/>
        <table:table-column table:style-name="co8" table:number-columns-repeated="1010" table:default-cell-style-name="Default"/>
        <table:table-row table:style-name="ro3">
          <table:table-cell table:style-name="ce9" office:value-type="string">
            <text:p>Part #</text:p>
          </table:table-cell>
          <table:table-cell table:style-name="ce9" office:value-type="string">
            <text:p>Package</text:p>
          </table:table-cell>
          <table:table-cell table:style-name="ce10" office:value-type="string">
            <text:p>Voltage</text:p>
          </table:table-cell>
          <table:table-cell table:style-name="ce9" office:value-type="string">
            <text:p>R9</text:p>
          </table:table-cell>
          <table:table-cell table:style-name="ce9" office:value-type="string">
            <text:p>C10</text:p>
          </table:table-cell>
          <table:table-cell table:style-name="ce9" office:value-type="string">
            <text:p>C4</text:p>
          </table:table-cell>
          <table:table-cell table:style-name="ce9" office:value-type="string">
            <text:p>C5</text:p>
          </table:table-cell>
          <table:table-cell table:style-name="ce9" office:value-type="string">
            <text:p>R2</text:p>
          </table:table-cell>
          <table:table-cell table:style-name="ce9" office:value-type="string">
            <text:p>RV1</text:p>
          </table:table-cell>
          <table:table-cell table:style-name="ce1" office:value-type="string">
            <text:p>R14</text:p>
          </table:table-cell>
          <table:table-cell table:style-name="ce9" office:value-type="string">
            <text:p>R15</text:p>
          </table:table-cell>
          <table:table-cell table:style-name="ce9" table:number-columns-repeated="1007"/>
        </table:table-row>
        <table:table-row table:style-name="ro1">
          <table:table-cell table:style-name="ce1" office:value-type="string">
            <text:p>Texas Instruments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3" office:value-type="string">
            <text:p>REF102CU</text:p>
          </table:table-cell>
          <table:table-cell table:style-name="ce3" office:value-type="string">
            <text:p>SO</text:p>
          </table:table-cell>
          <table:table-cell office:value-type="float" office:value="10">
            <text:p>10.000</text:p>
          </table:table-cell>
          <table:table-cell table:number-columns-repeated="2"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string">
            <text:p>1M</text:p>
          </table:table-cell>
          <table:table-cell office:value-type="string">
            <text:p>2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REF102CP</text:p>
          </table:table-cell>
          <table:table-cell table:style-name="ce3" office:value-type="string">
            <text:p>PDIP</text:p>
          </table:table-cell>
          <table:table-cell office:value-type="float" office:value="10">
            <text:p>10.000</text:p>
          </table:table-cell>
          <table:table-cell table:number-columns-repeated="2"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string">
            <text:p>1M</text:p>
          </table:table-cell>
          <table:table-cell office:value-type="string">
            <text:p>2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REF5010ID</text:p>
          </table:table-cell>
          <table:table-cell office:value-type="string">
            <text:p>SO</text:p>
          </table:table-cell>
          <table:table-cell office:value-type="float" office:value="10">
            <text:p>10.000</text:p>
          </table:table-cell>
          <table:table-cell table:number-columns-repeated="3"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470K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1" office:value-type="string">
            <text:p>Analog Devices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ADR4550ARZ</text:p>
          </table:table-cell>
          <table:table-cell office:value-type="string">
            <text:p>SO</text:p>
          </table:table-cell>
          <table:table-cell office:value-type="float" office:value="5">
            <text:p>5.000</text:p>
          </table:table-cell>
          <table:table-cell table:number-columns-repeated="8" office:value-type="string">
            <text:p>No-Pop</text:p>
          </table:table-cell>
          <table:table-cell table:number-columns-repeated="1007"/>
        </table:table-row>
        <table:table-row table:style-name="ro1">
          <table:table-cell office:value-type="string">
            <text:p>ADR4550BRZ</text:p>
          </table:table-cell>
          <table:table-cell office:value-type="string">
            <text:p>SO</text:p>
          </table:table-cell>
          <table:table-cell office:value-type="float" office:value="5">
            <text:p>5.000</text:p>
          </table:table-cell>
          <table:table-cell table:number-columns-repeated="8" office:value-type="string">
            <text:p>No-Pop</text:p>
          </table:table-cell>
          <table:table-cell table:number-columns-repeated="1007"/>
        </table:table-row>
        <table:table-row table:style-name="ro1">
          <table:table-cell office:value-type="string">
            <text:p>ADR4530BRZ</text:p>
          </table:table-cell>
          <table:table-cell office:value-type="string">
            <text:p>SO</text:p>
          </table:table-cell>
          <table:table-cell office:value-type="float" office:value="3">
            <text:p>3.000</text:p>
          </table:table-cell>
          <table:table-cell table:number-columns-repeated="8" office:value-type="string">
            <text:p>No-Pop</text:p>
          </table:table-cell>
          <table:table-cell table:number-columns-repeated="1007"/>
        </table:table-row>
        <table:table-row table:style-name="ro1">
          <table:table-cell office:value-type="string">
            <text:p>ADR4525BRZ</text:p>
          </table:table-cell>
          <table:table-cell office:value-type="string">
            <text:p>SO</text:p>
          </table:table-cell>
          <table:table-cell office:value-type="float" office:value="2.5">
            <text:p>2.500</text:p>
          </table:table-cell>
          <table:table-cell table:number-columns-repeated="8" office:value-type="string">
            <text:p>No-Pop</text:p>
          </table:table-cell>
          <table:table-cell table:number-columns-repeated="1007"/>
        </table:table-row>
        <table:table-row table:style-name="ro1">
          <table:table-cell office:value-type="string">
            <text:p>AD587KRZ</text:p>
          </table:table-cell>
          <table:table-cell office:value-type="string">
            <text:p>SO</text:p>
          </table:table-cell>
          <table:table-cell office:value-type="float" office:value="10">
            <text:p>10.000</text:p>
          </table:table-cell>
          <table:table-cell table:number-columns-repeated="2"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string">
            <text:p>10K?</text:p>
          </table:table-cell>
          <table:table-cell table:number-columns-repeated="1007"/>
        </table:table-row>
        <table:table-row table:style-name="ro1">
          <table:table-cell office:value-type="string">
            <text:p>AD587UQ</text:p>
          </table:table-cell>
          <table:table-cell office:value-type="string">
            <text:p>CDIP</text:p>
          </table:table-cell>
          <table:table-cell office:value-type="float" office:value="10">
            <text:p>10.000</text:p>
          </table:table-cell>
          <table:table-cell table:number-columns-repeated="2" office:value-type="string">
            <text:p>No-Pop</text:p>
          </table:table-cell>
          <table:table-cell office:value-type="string">
            <text:p>1uF</text:p>
          </table:table-cell>
          <table:table-cell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string">
            <text:p>10K?</text:p>
          </table:table-cell>
          <table:table-cell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1" office:value-type="string">
            <text:p>Maxim Integrated</text:p>
          </table:table-cell>
          <table:table-cell table:number-columns-repeated="1017"/>
        </table:table-row>
        <table:table-row table:style-name="ro1">
          <table:table-cell office:value-type="string">
            <text:p>MAX6325CPA</text:p>
          </table:table-cell>
          <table:table-cell office:value-type="string">
            <text:p>PDIP</text:p>
          </table:table-cell>
          <table:table-cell office:value-type="float" office:value="2.5">
            <text:p>2.5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table:number-columns-repeated="2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MAX6325CSA</text:p>
          </table:table-cell>
          <table:table-cell office:value-type="string">
            <text:p>SO</text:p>
          </table:table-cell>
          <table:table-cell office:value-type="float" office:value="2.5">
            <text:p>2.5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table:number-columns-repeated="2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MAX6325MJA</text:p>
          </table:table-cell>
          <table:table-cell office:value-type="string">
            <text:p>CDIP</text:p>
          </table:table-cell>
          <table:table-cell office:value-type="float" office:value="2.5">
            <text:p>2.5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table:number-columns-repeated="2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MAX6341CPA</text:p>
          </table:table-cell>
          <table:table-cell office:value-type="string">
            <text:p>PDIP</text:p>
          </table:table-cell>
          <table:table-cell office:value-type="float" office:value="4.096">
            <text:p>4.096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table:number-columns-repeated="2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MAX6341CSA</text:p>
          </table:table-cell>
          <table:table-cell office:value-type="string">
            <text:p>SO</text:p>
          </table:table-cell>
          <table:table-cell office:value-type="float" office:value="4.096">
            <text:p>4.096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table:number-columns-repeated="2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MAX6341MJA</text:p>
          </table:table-cell>
          <table:table-cell office:value-type="string">
            <text:p>CDIP</text:p>
          </table:table-cell>
          <table:table-cell office:value-type="float" office:value="4.096">
            <text:p>4.096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table:number-columns-repeated="2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MAX6350CPA</text:p>
          </table:table-cell>
          <table:table-cell office:value-type="string">
            <text:p>PDIP</text:p>
          </table:table-cell>
          <table:table-cell office:value-type="float" office:value="5">
            <text:p>5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table:number-columns-repeated="2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MAX6350CSA</text:p>
          </table:table-cell>
          <table:table-cell office:value-type="string">
            <text:p>SO</text:p>
          </table:table-cell>
          <table:table-cell office:value-type="float" office:value="5">
            <text:p>5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table:number-columns-repeated="2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MAX6350MJA</text:p>
          </table:table-cell>
          <table:table-cell office:value-type="string">
            <text:p>CDIP</text:p>
          </table:table-cell>
          <table:table-cell office:value-type="float" office:value="5">
            <text:p>5.000</text:p>
          </table:table-cell>
          <table:table-cell office:value-type="string">
            <text:p>No-Pop</text:p>
          </table:table-cell>
          <table:table-cell office:value-type="string">
            <text:p>1uF</text:p>
          </table:table-cell>
          <table:table-cell table:number-columns-repeated="2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REF01</text:p>
          </table:table-cell>
          <table:table-cell/>
          <table:table-cell office:value-type="float" office:value="10">
            <text:p>10.000</text:p>
          </table:table-cell>
          <table:table-cell table:number-columns-repeated="4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REF02</text:p>
          </table:table-cell>
          <table:table-cell/>
          <table:table-cell office:value-type="float" office:value="5">
            <text:p>5.000</text:p>
          </table:table-cell>
          <table:table-cell table:number-columns-repeated="4" office:value-type="string">
            <text:p>No-Pop</text:p>
          </table:table-cell>
          <table:table-cell office:value-type="float" office:value="1">
            <text:p>1</text:p>
          </table:table-cell>
          <table:table-cell office:value-type="string">
            <text:p>10K</text:p>
          </table:table-cell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1">
          <table:table-cell table:number-columns-repeated="1018"/>
        </table:table-row>
        <table:table-row table:style-name="ro1">
          <table:table-cell table:style-name="ce1" office:value-type="string">
            <text:p>Apex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>
            <text:p>VRE302</text:p>
          </table:table-cell>
          <table:table-cell/>
          <table:table-cell office:value-type="float" office:value="2.5">
            <text:p>2.500</text:p>
          </table:table-cell>
          <table:table-cell table:number-columns-repeated="1015"/>
        </table:table-row>
        <table:table-row table:style-name="ro1">
          <table:table-cell office:value-type="string">
            <text:p>VRE3025</text:p>
          </table:table-cell>
          <table:table-cell/>
          <table:table-cell office:value-type="float" office:value="2.5">
            <text:p>2.500</text:p>
          </table:table-cell>
          <table:table-cell table:number-columns-repeated="1015"/>
        </table:table-row>
        <table:table-row table:style-name="ro1">
          <table:table-cell office:value-type="string">
            <text:p>VRE304</text:p>
          </table:table-cell>
          <table:table-cell/>
          <table:table-cell office:value-type="float" office:value="4.5">
            <text:p>4.500</text:p>
          </table:table-cell>
          <table:table-cell table:number-columns-repeated="1015"/>
        </table:table-row>
        <table:table-row table:style-name="ro1">
          <table:table-cell office:value-type="string">
            <text:p>VRE305</text:p>
          </table:table-cell>
          <table:table-cell/>
          <table:table-cell office:value-type="float" office:value="5">
            <text:p>5.000</text:p>
          </table:table-cell>
          <table:table-cell table:number-columns-repeated="1015"/>
        </table:table-row>
        <table:table-row table:style-name="ro1">
          <table:table-cell office:value-type="string">
            <text:p>VRE3050</text:p>
          </table:table-cell>
          <table:table-cell/>
          <table:table-cell office:value-type="float" office:value="5">
            <text:p>5.000</text:p>
          </table:table-cell>
          <table:table-cell table:number-columns-repeated="1015"/>
        </table:table-row>
        <table:table-row table:style-name="ro1">
          <table:table-cell office:value-type="string">
            <text:p>VRE306</text:p>
          </table:table-cell>
          <table:table-cell/>
          <table:table-cell office:value-type="float" office:value="6">
            <text:p>6.000</text:p>
          </table:table-cell>
          <table:table-cell table:number-columns-repeated="1015"/>
        </table:table-row>
        <table:table-row table:style-name="ro1">
          <table:table-cell office:value-type="string">
            <text:p>VRE310</text:p>
          </table:table-cell>
          <table:table-cell/>
          <table:table-cell office:value-type="float" office:value="10">
            <text:p>10.000</text:p>
          </table:table-cell>
          <table:table-cell table:number-columns-repeated="1015"/>
        </table:table-row>
        <table:table-row table:style-name="ro1">
          <table:table-cell table:number-columns-repeated="1018"/>
        </table:table-row>
        <table:table-row table:style-name="ro1">
          <table:table-cell table:style-name="ce1" office:value-type="string">
            <text:p>Intersil</text:p>
          </table:table-cell>
          <table:table-cell table:number-columns-repeated="1017"/>
        </table:table-row>
        <table:table-row table:style-name="ro1">
          <table:table-cell office:value-type="string">
            <text:p>ISL21090BFB812Z-TK </text:p>
          </table:table-cell>
          <table:table-cell office:value-type="string">
            <text:p>SO</text:p>
          </table:table-cell>
          <table:table-cell office:value-type="float" office:value="1.25">
            <text:p>1.250</text:p>
          </table:table-cell>
          <table:table-cell office:value-type="string">
            <text:p>No-Pop</text:p>
          </table:table-cell>
          <table:table-cell table:number-columns-repeated="1014"/>
        </table:table-row>
        <table:table-row table:style-name="ro1">
          <table:table-cell office:value-type="string">
            <text:p>ISL21090BFB825Z-TK </text:p>
          </table:table-cell>
          <table:table-cell office:value-type="string">
            <text:p>SO</text:p>
          </table:table-cell>
          <table:table-cell office:value-type="float" office:value="2.5">
            <text:p>2.500</text:p>
          </table:table-cell>
          <table:table-cell office:value-type="string">
            <text:p>No-Pop</text:p>
          </table:table-cell>
          <table:table-cell table:number-columns-repeated="1014"/>
        </table:table-row>
        <table:table-row table:style-name="ro1">
          <table:table-cell office:value-type="string">
            <text:p>ISL21090BFB850Z-TK</text:p>
          </table:table-cell>
          <table:table-cell office:value-type="string">
            <text:p>SO</text:p>
          </table:table-cell>
          <table:table-cell office:value-type="float" office:value="5">
            <text:p>5.000</text:p>
          </table:table-cell>
          <table:table-cell office:value-type="string">
            <text:p>No-Pop</text:p>
          </table:table-cell>
          <table:table-cell table:number-columns-repeated="1014"/>
        </table:table-row>
        <table:table-row table:style-name="ro1">
          <table:table-cell office:value-type="string">
            <text:p>ISL21090BFB875Z-TK</text:p>
          </table:table-cell>
          <table:table-cell office:value-type="string">
            <text:p>SO</text:p>
          </table:table-cell>
          <table:table-cell office:value-type="float" office:value="7.5">
            <text:p>7.500</text:p>
          </table:table-cell>
          <table:table-cell office:value-type="string">
            <text:p>No-Pop</text:p>
          </table:table-cell>
          <table:table-cell table:number-columns-repeated="1014"/>
        </table:table-row>
        <table:table-row table:style-name="ro1">
          <table:table-cell table:number-columns-repeated="1018"/>
        </table:table-row>
        <table:table-row table:style-name="ro1">
          <table:table-cell table:style-name="ce1" office:value-type="string">
            <text:p>Linear Technology</text:p>
          </table:table-cell>
          <table:table-cell table:number-columns-repeated="1017"/>
        </table:table-row>
        <table:table-row table:style-name="ro1">
          <table:table-cell office:value-type="string">
            <text:p>LT1236</text:p>
          </table:table-cell>
          <table:table-cell table:number-columns-repeated="2"/>
          <table:table-cell table:number-columns-repeated="3" office:value-type="string">
            <text:p>No-Pop</text:p>
          </table:table-cell>
          <table:table-cell table:number-columns-repeated="1012"/>
        </table:table-row>
        <table:table-row table:style-name="ro1">
          <table:table-cell office:value-type="string">
            <text:p>LT1027</text:p>
          </table:table-cell>
          <table:table-cell office:value-type="string">
            <text:p>PDIP ONLY</text:p>
          </table:table-cell>
          <table:table-cell table:number-columns-repeated="1016"/>
        </table:table-row>
        <table:table-row table:style-name="ro1">
          <table:table-cell office:value-type="string">
            <text:p>LT1019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AD587KRZ BOM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"/>
        <table:table-column table:style-name="co26" table:default-cell-style-name="ce8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Reference Designato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</text:p>
          </table:table-cell>
          <table:table-cell table:style-name="ce1" office:value-type="string">
            <text:p>Digi-Key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Ext Cost</text:p>
          </table:table-cell>
          <table:table-cell table:style-name="ce1" table:number-columns-repeated="1015"/>
        </table:table-row>
        <table:table-row table:style-name="ro1">
          <table:table-cell table:style-name="ce3" office:value-type="string">
            <text:p>PC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rinted Circuit Board</text:p>
          </table:table-cell>
          <table:table-cell table:style-name="ce3" office:value-type="string">
            <text:p>Schenktronics</text:p>
          </table:table-cell>
          <table:table-cell table:style-name="ce3" office:value-type="string">
            <text:p>OmniRef-PCB</text:p>
          </table:table-cell>
          <table:table-cell table:style-name="ce1"/>
          <table:table-cell table:style-name="ce6" office:value-type="currency" office:currency="USD" office:value="5">
            <text:p>$5.00</text:p>
          </table:table-cell>
          <table:table-cell table:style-name="ce6" table:formula="of:=[.G2]*[.B2]" office:value-type="currency" office:currency="USD" office:value="5">
            <text:p>$5.00</text:p>
          </table:table-cell>
          <table:table-cell table:style-name="ce1" table:number-columns-repeated="1015"/>
        </table:table-row>
        <table:table-row table:style-name="ro1">
          <table:table-cell table:style-name="ce3" office:value-type="string">
            <text:p>Enclosure Plastic Parts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aser Cut Plastic Parts </text:p>
          </table:table-cell>
          <table:table-cell table:style-name="ce3" office:value-type="string">
            <text:p>Schenktronics</text:p>
          </table:table-cell>
          <table:table-cell table:style-name="ce3" office:value-type="string">
            <text:p>OmniRef-Acrylic</text:p>
          </table:table-cell>
          <table:table-cell table:style-name="ce1"/>
          <table:table-cell table:style-name="ce6" office:value-type="currency" office:currency="USD" office:value="10">
            <text:p>$10.00</text:p>
          </table:table-cell>
          <table:table-cell table:style-name="ce6" table:formula="of:=[.G3]*[.B3]" office:value-type="currency" office:currency="USD" office:value="10">
            <text:p>$10.00</text:p>
          </table:table-cell>
          <table:table-cell table:style-name="ce1" table:number-columns-repeated="1015"/>
        </table:table-row>
        <table:table-row table:style-name="ro1">
          <table:table-cell table:style-name="ce3" office:value-type="string">
            <text:p>Cas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nclosure</text:p>
          </table:table-cell>
          <table:table-cell table:style-name="ce3" office:value-type="string">
            <text:p>Budd</text:p>
          </table:table-cell>
          <table:table-cell table:style-name="ce3" office:value-type="string">
            <text:p>CU1941</text:p>
          </table:table-cell>
          <table:table-cell table:style-name="ce4" office:value-type="string">
            <text:p><text:a xlink:href="https://www.digikey.com/product-detail/en/bud-industries/CU-1941/377-2068-ND/439228">377-2068-ND</text:a> </text:p>
          </table:table-cell>
          <table:table-cell table:style-name="ce6" office:value-type="currency" office:currency="USD" office:value="2.1">
            <text:p>$2.10</text:p>
          </table:table-cell>
          <table:table-cell table:style-name="ce6" table:formula="of:=[.G4]*[.B4]" office:value-type="currency" office:currency="USD" office:value="2.1">
            <text:p>$2.10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BT1</text:p>
          </table:table-cell>
          <table:table-cell office:value-type="float" office:value="1">
            <text:p>1</text:p>
          </table:table-cell>
          <table:table-cell office:value-type="string">
            <text:p>Battery Snap</text:p>
          </table:table-cell>
          <table:table-cell office:value-type="string">
            <text:p>Keystone</text:p>
          </table:table-cell>
          <table:table-cell office:value-type="string">
            <text:p>81-4</text:p>
          </table:table-cell>
          <table:table-cell table:style-name="ce4" office:value-type="string">
            <text:p><text:a xlink:href="https://www.digikey.com/product-detail/en/keystone-electronics/81-4/36-81-4-ND/303952">36-81-4-ND</text:a> </text:p>
          </table:table-cell>
          <table:table-cell office:value-type="currency" office:currency="USD" office:value="0.71">
            <text:p>$0.71</text:p>
          </table:table-cell>
          <table:table-cell table:style-name="ce6" table:formula="of:=[.G5]*[.B5]" office:value-type="currency" office:currency="USD" office:value="0.71">
            <text:p>$0.71</text:p>
          </table:table-cell>
          <table:table-cell table:number-columns-repeated="1015"/>
        </table:table-row>
        <table:table-row table:style-name="ro1">
          <table:table-cell office:value-type="string">
            <text:p>J1+, J2+</text:p>
          </table:table-cell>
          <table:table-cell office:value-type="float" office:value="2">
            <text:p>2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table:style-name="ce4" office:value-type="string">
            <text:p><text:a xlink:href="https://www.digikey.com/product-detail/en/mueller-electric-co/BU-00233-2/314-1358-ND/2688274">314-1358-ND</text:a></text:p>
          </table:table-cell>
          <table:table-cell office:value-type="currency" office:currency="USD" office:value="1.4">
            <text:p>$1.40</text:p>
          </table:table-cell>
          <table:table-cell table:style-name="ce6" table:formula="of:=[.G6]*[.B6]" office:value-type="currency" office:currency="USD" office:value="2.8">
            <text:p>$2.80</text:p>
          </table:table-cell>
          <table:table-cell table:number-columns-repeated="1015"/>
        </table:table-row>
        <table:table-row table:style-name="ro1">
          <table:table-cell office:value-type="string">
            <text:p>J1-, J2-</text:p>
          </table:table-cell>
          <table:table-cell office:value-type="float" office:value="2">
            <text:p>2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table:style-name="ce4" office:value-type="string">
            <text:p><text:a xlink:href="https://www.digikey.com/product-detail/en/mueller-electric-co/BU-00233-0/314-1357-ND/2688273">314-1357-ND</text:a> </text:p>
          </table:table-cell>
          <table:table-cell office:value-type="currency" office:currency="USD" office:value="1.4">
            <text:p>$1.40</text:p>
          </table:table-cell>
          <table:table-cell table:style-name="ce6" table:formula="of:=[.G7]*[.B7]" office:value-type="currency" office:currency="USD" office:value="2.8">
            <text:p>$2.80</text:p>
          </table:table-cell>
          <table:table-cell table:number-columns-repeated="1015"/>
        </table:table-row>
        <table:table-row table:style-name="ro1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office:value-type="string">
            <text:p>DPDT Switch</text:p>
          </table:table-cell>
          <table:table-cell office:value-type="string">
            <text:p>C&amp;K</text:p>
          </table:table-cell>
          <table:table-cell office:value-type="string">
            <text:p>L202011MS02Q</text:p>
          </table:table-cell>
          <table:table-cell table:style-name="ce4" office:value-type="string">
            <text:p><text:a xlink:href="https://www.digikey.com/product-detail/en/c-k/L202011MS02Q/CKC5100-ND/13853">CKC5100-ND</text:a>  </text:p>
          </table:table-cell>
          <table:table-cell office:value-type="currency" office:currency="USD" office:value="2.94">
            <text:p>$2.94</text:p>
          </table:table-cell>
          <table:table-cell table:style-name="ce6" table:formula="of:=[.G8]*[.B8]" office:value-type="currency" office:currency="USD" office:value="2.94">
            <text:p>$2.94</text:p>
          </table:table-cell>
          <table:table-cell table:number-columns-repeated="1015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Series Voltage Reference</text:p>
          </table:table-cell>
          <table:table-cell office:value-type="string">
            <text:p>Analog Devices</text:p>
          </table:table-cell>
          <table:table-cell office:value-type="string">
            <text:p>AD587KRZ</text:p>
          </table:table-cell>
          <table:table-cell table:style-name="ce4" office:value-type="string">
            <text:p><text:a xlink:href="https://www.digikey.com/product-detail/en/analog-devices-inc/AD587KRZ/AD587KRZ-ND/936637">AD587KRZ-ND</text:a> </text:p>
          </table:table-cell>
          <table:table-cell office:value-type="currency" office:currency="USD" office:value="8.44">
            <text:p>$8.44</text:p>
          </table:table-cell>
          <table:table-cell table:style-name="ce6" table:formula="of:=[.G9]*[.B9]" office:value-type="currency" office:currency="USD" office:value="8.44">
            <text:p>$8.44</text:p>
          </table:table-cell>
          <table:table-cell table:number-columns-repeated="1015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LDO Regulator</text:p>
          </table:table-cell>
          <table:table-cell office:value-type="string">
            <text:p>On Semiconductor</text:p>
          </table:table-cell>
          <table:table-cell office:value-type="string">
            <text:p>LP2951ACDR2G</text:p>
          </table:table-cell>
          <table:table-cell table:style-name="ce4" office:value-type="string">
            <text:p><text:a xlink:href="https://www.digikey.com/product-detail/en/on-semiconductor/LP2951ACDR2G/LP2951ACDR2GOSCT-ND/917952">LP2951ACDR2GOSCT-ND</text:a> </text:p>
          </table:table-cell>
          <table:table-cell office:value-type="currency" office:currency="USD" office:value="0.65">
            <text:p>$0.65</text:p>
          </table:table-cell>
          <table:table-cell table:style-name="ce6" table:formula="of:=[.G10]*[.B10]" office:value-type="currency" office:currency="USD" office:value="0.65">
            <text:p>$0.65</text:p>
          </table:table-cell>
          <table:table-cell table:number-columns-repeated="1015"/>
        </table:table-row>
        <table:table-row table:style-name="ro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office:value-type="string">
            <text:p>AP3015 Boost Converter</text:p>
          </table:table-cell>
          <table:table-cell office:value-type="string">
            <text:p>Diodes Incorporated</text:p>
          </table:table-cell>
          <table:table-cell office:value-type="string">
            <text:p>AP3015KTR-G1 </text:p>
          </table:table-cell>
          <table:table-cell table:style-name="ce4" office:value-type="string">
            <text:p><text:a xlink:href="https://www.digikey.com/product-detail/en/diodes-incorporated/AP3015KTR-G1/AP3015KTR-G1DICT-ND/4505299">AP3015KTR-G1DICT-ND</text:a></text:p>
          </table:table-cell>
          <table:table-cell office:value-type="currency" office:currency="USD" office:value="0.73">
            <text:p>$0.73</text:p>
          </table:table-cell>
          <table:table-cell table:style-name="ce6" table:formula="of:=[.G11]*[.B11]" office:value-type="currency" office:currency="USD" office:value="0.73">
            <text:p>$0.73</text:p>
          </table:table-cell>
          <table:table-cell table:number-columns-repeated="1015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PNP Transistor</text:p>
          </table:table-cell>
          <table:table-cell office:value-type="string">
            <text:p>Nexperia</text:p>
          </table:table-cell>
          <table:table-cell office:value-type="string">
            <text:p>PMBT3906.215</text:p>
          </table:table-cell>
          <table:table-cell table:style-name="ce4" office:value-type="string">
            <text:p><text:a xlink:href="https://www.digikey.com/product-detail/en/nexperia-usa-inc/PMBT3906215/1727-2960-1-ND/763516">1727-2960-1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12]*[.B12]" office:value-type="currency" office:currency="USD" office:value="0.1">
            <text:p>$0.10</text:p>
          </table:table-cell>
          <table:table-cell table:number-columns-repeated="1015"/>
        </table:table-row>
        <table:table-row table:style-name="ro1">
          <table:table-cell office:value-type="string">
            <text:p>D1, D2, D3, D9</text:p>
          </table:table-cell>
          <table:table-cell office:value-type="float" office:value="4">
            <text:p>4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table:style-name="ce4" office:value-type="string">
            <text:p><text:a xlink:href="https://www.digikey.com/product-detail/en/smc-diode-solutions/S1MTR/1655-1506-1-ND/6022951">1655-1506-1-ND</text:a> </text:p>
          </table:table-cell>
          <table:table-cell office:value-type="currency" office:currency="USD" office:value="0.14">
            <text:p>$0.14</text:p>
          </table:table-cell>
          <table:table-cell table:style-name="ce6" table:formula="of:=[.G13]*[.B13]" office:value-type="currency" office:currency="USD" office:value="0.56">
            <text:p>$0.56</text:p>
          </table:table-cell>
          <table:table-cell table:number-columns-repeated="1015"/>
        </table:table-row>
        <table:table-row table:style-name="ro1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Yellow LED</text:p>
          </table:table-cell>
          <table:table-cell office:value-type="string">
            <text:p>Kingbright</text:p>
          </table:table-cell>
          <table:table-cell office:value-type="string">
            <text:p>APTR3216SYCK</text:p>
          </table:table-cell>
          <table:table-cell table:style-name="ce4" office:value-type="string">
            <text:p><text:a xlink:href="https://www.digikey.com/product-detail/en/kingbright/APTR3216SYCK/754-1174-1-ND/1747891">754-1174-1-ND</text:a> </text:p>
          </table:table-cell>
          <table:table-cell office:value-type="currency" office:currency="USD" office:value="0.48">
            <text:p>$0.48</text:p>
          </table:table-cell>
          <table:table-cell table:style-name="ce6" table:formula="of:=[.G14]*[.B14]" office:value-type="currency" office:currency="USD" office:value="0.48">
            <text:p>$0.48</text:p>
          </table:table-cell>
          <table:table-cell table:number-columns-repeated="1015"/>
        </table:table-row>
        <table:table-row table:style-name="ro1"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 office:value-type="string">
            <text:p>12V Zener Diode</text:p>
          </table:table-cell>
          <table:table-cell office:value-type="string">
            <text:p>On Semiconductor</text:p>
          </table:table-cell>
          <table:table-cell office:value-type="string">
            <text:p>1SMA5927BT3G</text:p>
          </table:table-cell>
          <table:table-cell table:style-name="ce4" office:value-type="string">
            <text:p><text:a xlink:href="https://www.digikey.com/product-detail/en/on-semiconductor/1SMA5927BT3G/1SMA5927BT3GOSCT-ND/917680">1SMA5927BT3GOSCT-ND</text:a> </text:p>
          </table:table-cell>
          <table:table-cell office:value-type="currency" office:currency="USD" office:value="0.38">
            <text:p>$0.38</text:p>
          </table:table-cell>
          <table:table-cell table:style-name="ce6" table:formula="of:=[.G15]*[.B15]" office:value-type="currency" office:currency="USD" office:value="0.38">
            <text:p>$0.38</text:p>
          </table:table-cell>
          <table:table-cell table:number-columns-repeated="1015"/>
        </table:table-row>
        <table:table-row table:style-name="ro1"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 office:value-type="string">
            <text:p>Green LED</text:p>
          </table:table-cell>
          <table:table-cell office:value-type="string">
            <text:p>Kingbright</text:p>
          </table:table-cell>
          <table:table-cell office:value-type="string">
            <text:p>APTR3216CGCK</text:p>
          </table:table-cell>
          <table:table-cell table:style-name="ce4" office:value-type="string">
            <text:p><text:a xlink:href="https://www.digikey.com/product-detail/en/kingbright/APTR3216CGCK/754-1167-1-ND/1747884">754-1167-1-ND</text:a>  </text:p>
          </table:table-cell>
          <table:table-cell office:value-type="currency" office:currency="USD" office:value="0.39">
            <text:p>$0.39</text:p>
          </table:table-cell>
          <table:table-cell table:style-name="ce6" table:formula="of:=[.G16]*[.B16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D8</text:p>
          </table:table-cell>
          <table:table-cell office:value-type="float" office:value="1">
            <text:p>1</text:p>
          </table:table-cell>
          <table:table-cell office:value-type="string">
            <text:p>1A Schottky Diode</text:p>
          </table:table-cell>
          <table:table-cell office:value-type="string">
            <text:p>On Semiconductor</text:p>
          </table:table-cell>
          <table:table-cell office:value-type="string">
            <text:p>SS14</text:p>
          </table:table-cell>
          <table:table-cell table:style-name="ce4" office:value-type="string">
            <text:p><text:a xlink:href="https://www.digikey.com/product-detail/en/on-semiconductor/SS14/SS14CT-ND/965729">SS14CT-ND</text:a>  </text:p>
          </table:table-cell>
          <table:table-cell office:value-type="currency" office:currency="USD" office:value="0.41">
            <text:p>$0.41</text:p>
          </table:table-cell>
          <table:table-cell table:style-name="ce6" table:formula="of:=[.G17]*[.B17]" office:value-type="currency" office:currency="USD" office:value="0.41">
            <text:p>$0.41</text:p>
          </table:table-cell>
          <table:table-cell table:number-columns-repeated="1015"/>
        </table:table-row>
        <table:table-row table:style-name="ro1">
          <table:table-cell office:value-type="string">
            <text:p>C1, C3, C4</text:p>
          </table:table-cell>
          <table:table-cell office:value-type="float" office:value="3">
            <text:p>3</text:p>
          </table:table-cell>
          <table:table-cell office:value-type="string">
            <text:p>1uF 35v X7R 0805 Ceramic Capacitor</text:p>
          </table:table-cell>
          <table:table-cell office:value-type="string">
            <text:p>Taiyo Yuden </text:p>
          </table:table-cell>
          <table:table-cell office:value-type="string">
            <text:p>GMK212B7105KG-T </text:p>
          </table:table-cell>
          <table:table-cell table:style-name="ce4" office:value-type="string">
            <text:p><text:a xlink:href="https://www.digikey.com/product-detail/en/taiyo-yuden/GMK212B7105KG-T/587-1438-1-ND/1004069">587-1438-1-ND</text:a>  </text:p>
          </table:table-cell>
          <table:table-cell office:value-type="currency" office:currency="USD" office:value="0.138">
            <text:p>$0.14</text:p>
          </table:table-cell>
          <table:table-cell table:style-name="ce6" table:formula="of:=[.G18]*[.B18]" office:value-type="currency" office:currency="USD" office:value="0.414">
            <text:p>$0.41</text:p>
          </table:table-cell>
          <table:table-cell table:number-columns-repeated="1015"/>
        </table:table-row>
        <table:table-row table:style-name="ro1">
          <table:table-cell office:value-type="string">
            <text:p>C2, C6, C7, C11, C13</text:p>
          </table:table-cell>
          <table:table-cell office:value-type="float" office:value="5">
            <text:p>5</text:p>
          </table:table-cell>
          <table:table-cell office:value-type="string">
            <text:p>10uF 35v X5R 0805 Ceramic Capacitor</text:p>
          </table:table-cell>
          <table:table-cell office:value-type="string">
            <text:p>Murata</text:p>
          </table:table-cell>
          <table:table-cell office:value-type="string">
            <text:p>GRM21BR6YA106ME43L </text:p>
          </table:table-cell>
          <table:table-cell table:style-name="ce4" office:value-type="string">
            <text:p><text:a xlink:href="https://www.digikey.com/product-detail/en/murata-electronics-north-america/GRM21BR6YA106ME43L/490-10515-1-ND/5026446">490-10515-1-ND</text:a>  </text:p>
          </table:table-cell>
          <table:table-cell office:value-type="currency" office:currency="USD" office:value="0.263">
            <text:p>$0.26</text:p>
          </table:table-cell>
          <table:table-cell table:style-name="ce6" table:formula="of:=[.G19]*[.B19]" office:value-type="currency" office:currency="USD" office:value="1.315">
            <text:p>$1.32</text:p>
          </table:table-cell>
          <table:table-cell table:number-columns-repeated="1015"/>
        </table:table-row>
        <table:table-row table:style-name="ro1">
          <table:table-cell office:value-type="string">
            <text:p>C12</text:p>
          </table:table-cell>
          <table:table-cell office:value-type="float" office:value="1">
            <text:p>1</text:p>
          </table:table-cell>
          <table:table-cell office:value-type="string">
            <text:p>10pF 50V NP0 Ceramic Capacitor</text:p>
          </table:table-cell>
          <table:table-cell office:value-type="string">
            <text:p>Any</text:p>
          </table:table-cell>
          <table:table-cell office:value-type="string">
            <text:p>Any NP0 50V</text:p>
          </table:table-cell>
          <table:table-cell table:style-name="ce4" office:value-type="string">
            <text:p><text:a xlink:href="https://www.digikey.com/product-detail/en/johanson-dielectrics-inc/500R15N100JV4T/709-1168-1-ND/1859500">709-1168-1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20]*[.B20]" office:value-type="currency" office:currency="USD" office:value="0.1">
            <text:p>$0.10</text:p>
          </table:table-cell>
          <table:table-cell table:number-columns-repeated="1015"/>
        </table:table-row>
        <table:table-row table:style-name="ro1">
          <table:table-cell office:value-type="string">
            <text:p>RV1</text:p>
          </table:table-cell>
          <table:table-cell office:value-type="float" office:value="1">
            <text:p>1</text:p>
          </table:table-cell>
          <table:table-cell office:value-type="string">
            <text:p>10K SMD Trimmer 3324W</text:p>
          </table:table-cell>
          <table:table-cell office:value-type="string">
            <text:p>Bourns</text:p>
          </table:table-cell>
          <table:table-cell office:value-type="string">
            <text:p>3224W-1-103E</text:p>
          </table:table-cell>
          <table:table-cell table:style-name="ce4" office:value-type="string">
            <text:p><text:a xlink:href="https://www.digikey.com/product-detail/en/bourns-inc/3224W-1-103E/3224W-103ECT-ND/225672">3224W-103ECT-ND</text:a> </text:p>
          </table:table-cell>
          <table:table-cell office:value-type="currency" office:currency="USD" office:value="4.92">
            <text:p>$4.92</text:p>
          </table:table-cell>
          <table:table-cell table:style-name="ce6" table:formula="of:=[.G21]*[.B21]" office:value-type="currency" office:currency="USD" office:value="4.92">
            <text:p>$4.92</text:p>
          </table:table-cell>
          <table:table-cell table:number-columns-repeated="1015"/>
        </table:table-row>
        <table:table-row table:style-name="ro1">
          <table:table-cell office:value-type="string">
            <text:p>R1, R14, R15</text:p>
          </table:table-cell>
          <table:table-cell office:value-type="float" office:value="3">
            <text:p>3</text:p>
          </table:table-cell>
          <table:table-cell office:value-type="string">
            <text:p>10K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10KL/311-10.0KCRCT-ND/730482">311-10.0K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22]*[.B22]" office:value-type="currency" office:currency="USD" office:value="0.3">
            <text:p>$0.30</text:p>
          </table:table-cell>
          <table:table-cell table:number-columns-repeated="1015"/>
        </table:table-row>
        <table:table-row table:style-name="ro1">
          <table:table-cell office:value-type="string">
            <text:p>R2, R4, R6</text:p>
          </table:table-cell>
          <table:table-cell office:value-type="float" office:value="3">
            <text:p>3</text:p>
          </table:table-cell>
          <table:table-cell office:value-type="string">
            <text:p>1 Ohm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1RL/311-1.00CRCT-ND/730390">311-1.00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23]*[.B23]" office:value-type="currency" office:currency="USD" office:value="0.3">
            <text:p>$0.30</text:p>
          </table:table-cell>
          <table:table-cell table:number-columns-repeated="1015"/>
        </table:table-row>
        <table:table-row table:style-name="ro1">
          <table:table-cell office:value-type="string">
            <text:p>R3, R5</text:p>
          </table:table-cell>
          <table:table-cell office:value-type="float" office:value="2">
            <text:p>2</text:p>
          </table:table-cell>
          <table:table-cell office:value-type="string">
            <text:p>100K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100KL/311-100KCRCT-ND/730491">311-100K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24]*[.B24]" office:value-type="currency" office:currency="USD" office:value="0.2">
            <text:p>$0.20</text:p>
          </table:table-cell>
          <table:table-cell table:number-columns-repeated="1015"/>
        </table:table-row>
        <table:table-row table:style-name="ro1">
          <table:table-cell office:value-type="string">
            <text:p>R7, R10</text:p>
          </table:table-cell>
          <table:table-cell office:value-type="float" office:value="2">
            <text:p>2</text:p>
          </table:table-cell>
          <table:table-cell office:value-type="string">
            <text:p>3.9K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3K9L/311-3.90KCRCT-ND/730785">311-3.90K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25]*[.B25]" office:value-type="currency" office:currency="USD" office:value="0.2">
            <text:p>$0.20</text:p>
          </table:table-cell>
          <table:table-cell table:number-columns-repeated="1015"/>
        </table:table-row>
        <table:table-row table:style-name="ro1">
          <table:table-cell office:value-type="string">
            <text:p>R12</text:p>
          </table:table-cell>
          <table:table-cell office:value-type="float" office:value="1">
            <text:p>1</text:p>
          </table:table-cell>
          <table:table-cell office:value-type="string">
            <text:p>1M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1ML/311-1.00MCRCT-ND/730392">311-1.00M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26]*[.B26]" office:value-type="currency" office:currency="USD" office:value="0.1">
            <text:p>$0.10</text:p>
          </table:table-cell>
          <table:table-cell table:number-columns-repeated="1015"/>
        </table:table-row>
        <table:table-row table:style-name="ro1"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 office:value-type="string">
            <text:p>82K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82KL/311-82.0KCRCT-ND/731112">311-82.0K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27]*[.B27]" office:value-type="currency" office:currency="USD" office:value="0.1">
            <text:p>$0.10</text:p>
          </table:table-cell>
          <table:table-cell table:number-columns-repeated="1015"/>
        </table:table-row>
        <table:table-row table:style-name="ro1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10uH Inductor</text:p>
          </table:table-cell>
          <table:table-cell office:value-type="string">
            <text:p>Taiyo Yuden </text:p>
          </table:table-cell>
          <table:table-cell office:value-type="string">
            <text:p>NR6028T100M </text:p>
          </table:table-cell>
          <table:table-cell table:style-name="ce4" office:value-type="string">
            <text:p><text:a xlink:href="https://www.digikey.com/product-detail/en/taiyo-yuden/NR6028T100M/587-2102-1-ND/1866242">587-2102-1-ND</text:a>  </text:p>
          </table:table-cell>
          <table:table-cell office:value-type="currency" office:currency="USD" office:value="0.317">
            <text:p>$0.32</text:p>
          </table:table-cell>
          <table:table-cell table:style-name="ce6" table:formula="of:=[.G28]*[.B28]" office:value-type="currency" office:currency="USD" office:value="0.317">
            <text:p>$0.32</text:p>
          </table:table-cell>
          <table:table-cell table:number-columns-repeated="1015"/>
        </table:table-row>
        <table:table-row table:style-name="ro1" table:number-rows-repeated="3">
          <table:table-cell table:number-columns-repeated="5"/>
          <table:table-cell table:style-name="ce4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formula="of:=SUM([.B2:.B28])" office:value-type="float" office:value="44">
            <text:p>44</text:p>
          </table:table-cell>
          <table:table-cell table:number-columns-repeated="5"/>
          <table:table-cell table:formula="of:=SUM([.H2:.H28])" office:value-type="currency" office:currency="USD" office:value="46.756">
            <text:p>$46.76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"/>
          <table:table-cell table:number-columns-repeated="1014"/>
        </table:table-row>
        <table:table-row table:style-name="ro1">
          <table:table-cell office:value-type="string">
            <text:p>U3, C5, C8, C9, C10, R8, R9, R11</text:p>
          </table:table-cell>
          <table:table-cell office:value-type="string">
            <text:p>NO-POP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D587KRZ PCB Assy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"/>
        <table:table-column table:style-name="co26" table:default-cell-style-name="ce8"/>
        <table:table-column table:style-name="co8" table:number-columns-repeated="1016" table:default-cell-style-name="Default"/>
        <table:table-row table:style-name="ro1">
          <table:table-cell table:style-name="ce1" office:value-type="string">
            <text:p>Reference Designato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</text:p>
          </table:table-cell>
          <table:table-cell table:style-name="ce1" office:value-type="string">
            <text:p>Digi-Key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Ext Cost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Series Voltage Reference</text:p>
          </table:table-cell>
          <table:table-cell office:value-type="string">
            <text:p>Analog Devices</text:p>
          </table:table-cell>
          <table:table-cell office:value-type="string">
            <text:p>AD587KRZ</text:p>
          </table:table-cell>
          <table:table-cell table:style-name="ce4" office:value-type="string">
            <text:p><text:a xlink:href="https://www.digikey.com/product-detail/en/analog-devices-inc/AD587KRZ/AD587KRZ-ND/936637">AD587KRZ-ND</text:a> </text:p>
          </table:table-cell>
          <table:table-cell office:value-type="currency" office:currency="USD" office:value="8.44">
            <text:p>$8.44</text:p>
          </table:table-cell>
          <table:table-cell table:style-name="ce6" table:formula="of:=[.G2]*[.B2]" office:value-type="currency" office:currency="USD" office:value="8.44">
            <text:p>$8.44</text:p>
          </table:table-cell>
          <table:table-cell table:number-columns-repeated="1016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LDO Regulator</text:p>
          </table:table-cell>
          <table:table-cell office:value-type="string">
            <text:p>On Semiconductor</text:p>
          </table:table-cell>
          <table:table-cell office:value-type="string">
            <text:p>LP2951ACDR2G</text:p>
          </table:table-cell>
          <table:table-cell table:style-name="ce4" office:value-type="string">
            <text:p><text:a xlink:href="https://www.digikey.com/product-detail/en/on-semiconductor/LP2951ACDR2G/LP2951ACDR2GOSCT-ND/917952">LP2951ACDR2GOSCT-ND</text:a> </text:p>
          </table:table-cell>
          <table:table-cell office:value-type="currency" office:currency="USD" office:value="0.65">
            <text:p>$0.65</text:p>
          </table:table-cell>
          <table:table-cell table:style-name="ce6" table:formula="of:=[.G3]*[.B3]" office:value-type="currency" office:currency="USD" office:value="0.65">
            <text:p>$0.65</text:p>
          </table:table-cell>
          <table:table-cell table:number-columns-repeated="1016"/>
        </table:table-row>
        <table:table-row table:style-name="ro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office:value-type="string">
            <text:p>AP3015 Boost Converter</text:p>
          </table:table-cell>
          <table:table-cell office:value-type="string">
            <text:p>Diodes Incorporated</text:p>
          </table:table-cell>
          <table:table-cell office:value-type="string">
            <text:p>AP3015KTR-G1 </text:p>
          </table:table-cell>
          <table:table-cell table:style-name="ce4" office:value-type="string">
            <text:p><text:a xlink:href="https://www.digikey.com/product-detail/en/diodes-incorporated/AP3015KTR-G1/AP3015KTR-G1DICT-ND/4505299">AP3015KTR-G1DICT-ND</text:a></text:p>
          </table:table-cell>
          <table:table-cell office:value-type="currency" office:currency="USD" office:value="0.73">
            <text:p>$0.73</text:p>
          </table:table-cell>
          <table:table-cell table:style-name="ce6" table:formula="of:=[.G4]*[.B4]" office:value-type="currency" office:currency="USD" office:value="0.73">
            <text:p>$0.73</text:p>
          </table:table-cell>
          <table:table-cell table:number-columns-repeated="1016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PNP Transistor</text:p>
          </table:table-cell>
          <table:table-cell office:value-type="string">
            <text:p>Nexperia</text:p>
          </table:table-cell>
          <table:table-cell office:value-type="string">
            <text:p>PMBT3906.215</text:p>
          </table:table-cell>
          <table:table-cell table:style-name="ce4" office:value-type="string">
            <text:p><text:a xlink:href="https://www.digikey.com/product-detail/en/nexperia-usa-inc/PMBT3906215/1727-2960-1-ND/763516">1727-2960-1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5]*[.B5]" office:value-type="currency" office:currency="USD" office:value="0.1">
            <text:p>$0.10</text:p>
          </table:table-cell>
          <table:table-cell table:number-columns-repeated="1016"/>
        </table:table-row>
        <table:table-row table:style-name="ro1">
          <table:table-cell office:value-type="string">
            <text:p>D1, D2, D3, D9</text:p>
          </table:table-cell>
          <table:table-cell office:value-type="float" office:value="4">
            <text:p>4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table:style-name="ce4" office:value-type="string">
            <text:p><text:a xlink:href="https://www.digikey.com/product-detail/en/smc-diode-solutions/S1MTR/1655-1506-1-ND/6022951">1655-1506-1-ND</text:a> </text:p>
          </table:table-cell>
          <table:table-cell office:value-type="currency" office:currency="USD" office:value="0.14">
            <text:p>$0.14</text:p>
          </table:table-cell>
          <table:table-cell table:style-name="ce6" table:formula="of:=[.G6]*[.B6]" office:value-type="currency" office:currency="USD" office:value="0.56">
            <text:p>$0.56</text:p>
          </table:table-cell>
          <table:table-cell table:number-columns-repeated="1016"/>
        </table:table-row>
        <table:table-row table:style-name="ro1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Yellow LED Reverse Mount</text:p>
          </table:table-cell>
          <table:table-cell office:value-type="string">
            <text:p>Kingbright</text:p>
          </table:table-cell>
          <table:table-cell office:value-type="string">
            <text:p>APTR3216SYCK</text:p>
          </table:table-cell>
          <table:table-cell table:style-name="ce4" office:value-type="string">
            <text:p><text:a xlink:href="https://www.digikey.com/product-detail/en/kingbright/APTR3216SYCK/754-1174-1-ND/1747891">754-1174-1-ND</text:a> </text:p>
          </table:table-cell>
          <table:table-cell office:value-type="currency" office:currency="USD" office:value="0.48">
            <text:p>$0.48</text:p>
          </table:table-cell>
          <table:table-cell table:style-name="ce6" table:formula="of:=[.G7]*[.B7]" office:value-type="currency" office:currency="USD" office:value="0.48">
            <text:p>$0.48</text:p>
          </table:table-cell>
          <table:table-cell table:number-columns-repeated="1016"/>
        </table:table-row>
        <table:table-row table:style-name="ro1"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 office:value-type="string">
            <text:p>12V Zener Diode</text:p>
          </table:table-cell>
          <table:table-cell office:value-type="string">
            <text:p>On Semiconductor</text:p>
          </table:table-cell>
          <table:table-cell office:value-type="string">
            <text:p>1SMA5927BT3G</text:p>
          </table:table-cell>
          <table:table-cell table:style-name="ce4" office:value-type="string">
            <text:p><text:a xlink:href="https://www.digikey.com/product-detail/en/on-semiconductor/1SMA5927BT3G/1SMA5927BT3GOSCT-ND/917680">1SMA5927BT3GOSCT-ND</text:a> </text:p>
          </table:table-cell>
          <table:table-cell office:value-type="currency" office:currency="USD" office:value="0.38">
            <text:p>$0.38</text:p>
          </table:table-cell>
          <table:table-cell table:style-name="ce6" table:formula="of:=[.G8]*[.B8]" office:value-type="currency" office:currency="USD" office:value="0.38">
            <text:p>$0.38</text:p>
          </table:table-cell>
          <table:table-cell table:number-columns-repeated="1016"/>
        </table:table-row>
        <table:table-row table:style-name="ro1"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 office:value-type="string">
            <text:p>Green LED Reverse Mount</text:p>
          </table:table-cell>
          <table:table-cell office:value-type="string">
            <text:p>Kingbright</text:p>
          </table:table-cell>
          <table:table-cell office:value-type="string">
            <text:p>APTR3216CGCK</text:p>
          </table:table-cell>
          <table:table-cell table:style-name="ce4" office:value-type="string">
            <text:p><text:a xlink:href="https://www.digikey.com/product-detail/en/kingbright/APTR3216CGCK/754-1167-1-ND/1747884">754-1167-1-ND</text:a>  </text:p>
          </table:table-cell>
          <table:table-cell office:value-type="currency" office:currency="USD" office:value="0.39">
            <text:p>$0.39</text:p>
          </table:table-cell>
          <table:table-cell table:style-name="ce6" table:formula="of:=[.G9]*[.B9]" office:value-type="currency" office:currency="USD" office:value="0.39">
            <text:p>$0.39</text:p>
          </table:table-cell>
          <table:table-cell table:number-columns-repeated="1016"/>
        </table:table-row>
        <table:table-row table:style-name="ro1">
          <table:table-cell office:value-type="string">
            <text:p>D8</text:p>
          </table:table-cell>
          <table:table-cell office:value-type="float" office:value="1">
            <text:p>1</text:p>
          </table:table-cell>
          <table:table-cell office:value-type="string">
            <text:p>1A Schottky Diode</text:p>
          </table:table-cell>
          <table:table-cell office:value-type="string">
            <text:p>On Semiconductor</text:p>
          </table:table-cell>
          <table:table-cell office:value-type="string">
            <text:p>SS14</text:p>
          </table:table-cell>
          <table:table-cell table:style-name="ce4" office:value-type="string">
            <text:p><text:a xlink:href="https://www.digikey.com/product-detail/en/on-semiconductor/SS14/SS14CT-ND/965729">SS14CT-ND</text:a>  </text:p>
          </table:table-cell>
          <table:table-cell office:value-type="currency" office:currency="USD" office:value="0.41">
            <text:p>$0.41</text:p>
          </table:table-cell>
          <table:table-cell table:style-name="ce6" table:formula="of:=[.G10]*[.B10]" office:value-type="currency" office:currency="USD" office:value="0.41">
            <text:p>$0.41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C1, C3, C4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1uF 50v X7R 0805 Ceramic Capacitor</text:p>
          </table:table-cell>
          <table:table-cell table:style-name="ce12" office:value-type="string">
            <text:p>C28323</text:p>
          </table:table-cell>
          <table:table-cell table:style-name="ce13" office:value-type="string">
            <text:p>CL21B105KBFNNN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16" table:formula="of:=[.G11]*[.B11]" office:value-type="currency" office:currency="USD" office:value="0">
            <text:p>$0.00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>
            <text:p>C2, C6, C7, C11, C13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22uF 25v X5R 0805 Ceramic Capacitor</text:p>
          </table:table-cell>
          <table:table-cell table:style-name="ce12" office:value-type="string">
            <text:p>C45783</text:p>
          </table:table-cell>
          <table:table-cell table:style-name="ce13" office:value-type="string">
            <text:p>CL21A226MAQNNN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16" table:formula="of:=[.G12]*[.B12]" office:value-type="currency" office:currency="USD" office:value="0">
            <text:p>$0.00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>
            <text:p>C12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10pF 50V NP0 Ceramic Capacitor</text:p>
          </table:table-cell>
          <table:table-cell table:style-name="ce12" office:value-type="string">
            <text:p>C1785</text:p>
          </table:table-cell>
          <table:table-cell table:style-name="ce13" office:value-type="string">
            <text:p>CL21C100JBANNNC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16" table:formula="of:=[.G13]*[.B13]" office:value-type="currency" office:currency="USD" office:value="0">
            <text:p>$0.00</text:p>
          </table:table-cell>
          <table:table-cell table:style-name="ce11" table:number-columns-repeated="1016"/>
        </table:table-row>
        <table:table-row table:style-name="ro1">
          <table:table-cell office:value-type="string">
            <text:p>RV1</text:p>
          </table:table-cell>
          <table:table-cell office:value-type="float" office:value="1">
            <text:p>1</text:p>
          </table:table-cell>
          <table:table-cell office:value-type="string">
            <text:p>10K SMD Trimmer 3324W</text:p>
          </table:table-cell>
          <table:table-cell office:value-type="string">
            <text:p>Any</text:p>
          </table:table-cell>
          <table:table-cell office:value-type="string">
            <text:p>3224W-1-103E</text:p>
          </table:table-cell>
          <table:table-cell table:style-name="ce4" office:value-type="string">
            <text:p><text:a xlink:href="https://www.digikey.com/product-detail/en/bourns-inc/3224W-1-103E/3224W-103ECT-ND/225672">3224W-103ECT-ND</text:a> </text:p>
          </table:table-cell>
          <table:table-cell office:value-type="currency" office:currency="USD" office:value="4.92">
            <text:p>$4.92</text:p>
          </table:table-cell>
          <table:table-cell table:style-name="ce6" table:formula="of:=[.G14]*[.B14]" office:value-type="currency" office:currency="USD" office:value="4.92">
            <text:p>$4.92</text:p>
          </table:table-cell>
          <table:table-cell table:number-columns-repeated="1016"/>
        </table:table-row>
        <table:table-row table:style-name="ro2">
          <table:table-cell table:style-name="ce11" office:value-type="string">
            <text:p>R1, R14, R15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10K 0805 Resistor</text:p>
          </table:table-cell>
          <table:table-cell table:style-name="ce12" office:value-type="string">
            <text:p>C17414</text:p>
          </table:table-cell>
          <table:table-cell table:style-name="ce13" office:value-type="string">
            <text:p>0805W8F1002T5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16" table:formula="of:=[.G15]*[.B15]" office:value-type="currency" office:currency="USD" office:value="0">
            <text:p>$0.00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>
            <text:p>R2, R4, R6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1 Ohm 0805 Resistor</text:p>
          </table:table-cell>
          <table:table-cell table:style-name="ce12" office:value-type="string">
            <text:p>C25271</text:p>
          </table:table-cell>
          <table:table-cell table:style-name="ce13" office:value-type="string">
            <text:p>0805W8F100KT5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16" table:formula="of:=[.G16]*[.B16]" office:value-type="currency" office:currency="USD" office:value="0">
            <text:p>$0.00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>
            <text:p>R3, R5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100K 0805 Resistor</text:p>
          </table:table-cell>
          <table:table-cell table:style-name="ce12" office:value-type="string">
            <text:p>C17407</text:p>
          </table:table-cell>
          <table:table-cell table:style-name="ce13" office:value-type="string">
            <text:p>0805W8F1003T5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16" table:formula="of:=[.G17]*[.B17]" office:value-type="currency" office:currency="USD" office:value="0">
            <text:p>$0.00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>
            <text:p>R7, R1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3.9K 0805 Resistor</text:p>
          </table:table-cell>
          <table:table-cell table:style-name="ce12" office:value-type="string">
            <text:p>C17614</text:p>
          </table:table-cell>
          <table:table-cell table:style-name="ce13" office:value-type="string">
            <text:p>0805W8F3901T5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16" table:formula="of:=[.G18]*[.B18]" office:value-type="currency" office:currency="USD" office:value="0">
            <text:p>$0.00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>
            <text:p>R12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1M 0805 Resistor</text:p>
          </table:table-cell>
          <table:table-cell table:style-name="ce12" office:value-type="string">
            <text:p>C17514</text:p>
          </table:table-cell>
          <table:table-cell table:style-name="ce13" office:value-type="string">
            <text:p>0805W8F1004T5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16" table:formula="of:=[.G19]*[.B19]" office:value-type="currency" office:currency="USD" office:value="0">
            <text:p>$0.00</text:p>
          </table:table-cell>
          <table:table-cell table:style-name="ce11" table:number-columns-repeated="1016"/>
        </table:table-row>
        <table:table-row table:style-name="ro2">
          <table:table-cell table:style-name="ce11" office:value-type="string">
            <text:p>R13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82K 0805 Resistor</text:p>
          </table:table-cell>
          <table:table-cell table:style-name="ce12" office:value-type="string">
            <text:p>C17840</text:p>
          </table:table-cell>
          <table:table-cell table:style-name="ce13" office:value-type="string">
            <text:p>0805W8F8202T5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16" table:formula="of:=[.G20]*[.B20]" office:value-type="currency" office:currency="USD" office:value="0">
            <text:p>$0.00</text:p>
          </table:table-cell>
          <table:table-cell table:style-name="ce11" table:number-columns-repeated="1016"/>
        </table:table-row>
        <table:table-row table:style-name="ro1"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office:value-type="string">
            <text:p>10uH Inductor</text:p>
          </table:table-cell>
          <table:table-cell office:value-type="string">
            <text:p>Taiyo Yuden </text:p>
          </table:table-cell>
          <table:table-cell office:value-type="string">
            <text:p>NR6028T100M </text:p>
          </table:table-cell>
          <table:table-cell table:style-name="ce4" office:value-type="string">
            <text:p><text:a xlink:href="https://www.digikey.com/product-detail/en/taiyo-yuden/NR6028T100M/587-2102-1-ND/1866242">587-2102-1-ND</text:a>  </text:p>
          </table:table-cell>
          <table:table-cell office:value-type="currency" office:currency="USD" office:value="0.317">
            <text:p>$0.32</text:p>
          </table:table-cell>
          <table:table-cell table:style-name="ce6" table:formula="of:=[.G21]*[.B21]" office:value-type="currency" office:currency="USD" office:value="0.317">
            <text:p>$0.32</text:p>
          </table:table-cell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ce4"/>
          <table:table-cell/>
          <table:table-cell table:style-name="ce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2:.B21])" office:value-type="float" office:value="35">
            <text:p>35</text:p>
          </table:table-cell>
          <table:table-cell table:number-columns-repeated="5"/>
          <table:table-cell table:formula="of:=SUM([.H2:.H21])" office:value-type="currency" office:currency="USD" office:value="17.377">
            <text:p>$17.38</text:p>
          </table:table-cell>
          <table:table-cell table:style-name="ce1" office:value-type="string">
            <text:p>Total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1"/>
          <table:table-cell table:number-columns-repeated="1015"/>
        </table:table-row>
        <table:table-row table:style-name="ro1">
          <table:table-cell office:value-type="string">
            <text:p>U3, C5, C8, C9, C10, R8, R9, R11</text:p>
          </table:table-cell>
          <table:table-cell office:value-type="string">
            <text:p>NO-POP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R4550BRZ BOM" table:style-name="ta1" table:print="false">
        <table:table-column table:style-name="co27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"/>
        <table:table-column table:style-name="co26" table:default-cell-style-name="ce8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Reference Designato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</text:p>
          </table:table-cell>
          <table:table-cell table:style-name="ce1" office:value-type="string">
            <text:p>Digi-Key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Ext Cost</text:p>
          </table:table-cell>
          <table:table-cell table:style-name="ce1" table:number-columns-repeated="1015"/>
        </table:table-row>
        <table:table-row table:style-name="ro1">
          <table:table-cell table:style-name="ce3" office:value-type="string">
            <text:p>PC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rinted Circuit Board</text:p>
          </table:table-cell>
          <table:table-cell table:style-name="ce3" office:value-type="string">
            <text:p>Schenktronics</text:p>
          </table:table-cell>
          <table:table-cell table:style-name="ce3" office:value-type="string">
            <text:p>OmniRef-PCB</text:p>
          </table:table-cell>
          <table:table-cell table:style-name="ce1"/>
          <table:table-cell table:style-name="ce6" office:value-type="currency" office:currency="USD" office:value="5">
            <text:p>$5.00</text:p>
          </table:table-cell>
          <table:table-cell table:style-name="ce6" table:formula="of:=[.G2]*[.B2]" office:value-type="currency" office:currency="USD" office:value="5">
            <text:p>$5.00</text:p>
          </table:table-cell>
          <table:table-cell table:style-name="ce1" table:number-columns-repeated="1015"/>
        </table:table-row>
        <table:table-row table:style-name="ro1">
          <table:table-cell table:style-name="ce3" office:value-type="string">
            <text:p>Enclosure Plastic Parts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aser Cut Plastic Parts </text:p>
          </table:table-cell>
          <table:table-cell table:style-name="ce3" office:value-type="string">
            <text:p>Schenktronics</text:p>
          </table:table-cell>
          <table:table-cell table:style-name="ce3" office:value-type="string">
            <text:p>OmniRef-Acrylic</text:p>
          </table:table-cell>
          <table:table-cell table:style-name="ce1"/>
          <table:table-cell table:style-name="ce6" office:value-type="currency" office:currency="USD" office:value="10">
            <text:p>$10.00</text:p>
          </table:table-cell>
          <table:table-cell table:style-name="ce6" table:formula="of:=[.G3]*[.B3]" office:value-type="currency" office:currency="USD" office:value="10">
            <text:p>$10.00</text:p>
          </table:table-cell>
          <table:table-cell table:style-name="ce1" table:number-columns-repeated="1015"/>
        </table:table-row>
        <table:table-row table:style-name="ro1">
          <table:table-cell table:style-name="ce3" office:value-type="string">
            <text:p>Cas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nclosure</text:p>
          </table:table-cell>
          <table:table-cell table:style-name="ce3" office:value-type="string">
            <text:p>Budd</text:p>
          </table:table-cell>
          <table:table-cell table:style-name="ce3" office:value-type="string">
            <text:p>CU1941</text:p>
          </table:table-cell>
          <table:table-cell table:style-name="ce4" office:value-type="string">
            <text:p><text:a xlink:href="https://www.digikey.com/product-detail/en/bud-industries/CU-1941/377-2068-ND/439228">377-2068-ND</text:a> </text:p>
          </table:table-cell>
          <table:table-cell table:style-name="ce6" office:value-type="currency" office:currency="USD" office:value="2.1">
            <text:p>$2.10</text:p>
          </table:table-cell>
          <table:table-cell table:style-name="ce6" table:formula="of:=[.G4]*[.B4]" office:value-type="currency" office:currency="USD" office:value="2.1">
            <text:p>$2.10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BT1</text:p>
          </table:table-cell>
          <table:table-cell office:value-type="float" office:value="1">
            <text:p>1</text:p>
          </table:table-cell>
          <table:table-cell office:value-type="string">
            <text:p>Battery Snap</text:p>
          </table:table-cell>
          <table:table-cell office:value-type="string">
            <text:p>Keystone</text:p>
          </table:table-cell>
          <table:table-cell office:value-type="string">
            <text:p>81-4</text:p>
          </table:table-cell>
          <table:table-cell table:style-name="ce4" office:value-type="string">
            <text:p><text:a xlink:href="https://www.digikey.com/product-detail/en/keystone-electronics/81-4/36-81-4-ND/303952">36-81-4-ND</text:a> </text:p>
          </table:table-cell>
          <table:table-cell office:value-type="currency" office:currency="USD" office:value="0.71">
            <text:p>$0.71</text:p>
          </table:table-cell>
          <table:table-cell table:style-name="ce6" table:formula="of:=[.G5]*[.B5]" office:value-type="currency" office:currency="USD" office:value="0.71">
            <text:p>$0.71</text:p>
          </table:table-cell>
          <table:table-cell table:number-columns-repeated="1015"/>
        </table:table-row>
        <table:table-row table:style-name="ro1">
          <table:table-cell office:value-type="string">
            <text:p>J1+, J2+</text:p>
          </table:table-cell>
          <table:table-cell office:value-type="float" office:value="2">
            <text:p>2</text:p>
          </table:table-cell>
          <table:table-cell office:value-type="string">
            <text:p>Red Banana Jack</text:p>
          </table:table-cell>
          <table:table-cell office:value-type="string">
            <text:p>Mueller</text:p>
          </table:table-cell>
          <table:table-cell office:value-type="string">
            <text:p>BU-00233-2</text:p>
          </table:table-cell>
          <table:table-cell table:style-name="ce4" office:value-type="string">
            <text:p><text:a xlink:href="https://www.digikey.com/product-detail/en/mueller-electric-co/BU-00233-2/314-1358-ND/2688274">314-1358-ND</text:a></text:p>
          </table:table-cell>
          <table:table-cell office:value-type="currency" office:currency="USD" office:value="1.4">
            <text:p>$1.40</text:p>
          </table:table-cell>
          <table:table-cell table:style-name="ce6" table:formula="of:=[.G6]*[.B6]" office:value-type="currency" office:currency="USD" office:value="2.8">
            <text:p>$2.80</text:p>
          </table:table-cell>
          <table:table-cell table:number-columns-repeated="1015"/>
        </table:table-row>
        <table:table-row table:style-name="ro1">
          <table:table-cell office:value-type="string">
            <text:p>J1-, J2-</text:p>
          </table:table-cell>
          <table:table-cell office:value-type="float" office:value="2">
            <text:p>2</text:p>
          </table:table-cell>
          <table:table-cell office:value-type="string">
            <text:p>Black Banana Jack</text:p>
          </table:table-cell>
          <table:table-cell office:value-type="string">
            <text:p>Mueller</text:p>
          </table:table-cell>
          <table:table-cell office:value-type="string">
            <text:p>BU-00233-0</text:p>
          </table:table-cell>
          <table:table-cell table:style-name="ce4" office:value-type="string">
            <text:p><text:a xlink:href="https://www.digikey.com/product-detail/en/mueller-electric-co/BU-00233-0/314-1357-ND/2688273">314-1357-ND</text:a> </text:p>
          </table:table-cell>
          <table:table-cell office:value-type="currency" office:currency="USD" office:value="1.4">
            <text:p>$1.40</text:p>
          </table:table-cell>
          <table:table-cell table:style-name="ce6" table:formula="of:=[.G7]*[.B7]" office:value-type="currency" office:currency="USD" office:value="2.8">
            <text:p>$2.80</text:p>
          </table:table-cell>
          <table:table-cell table:number-columns-repeated="1015"/>
        </table:table-row>
        <table:table-row table:style-name="ro1"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office:value-type="string">
            <text:p>DPDT Switch</text:p>
          </table:table-cell>
          <table:table-cell office:value-type="string">
            <text:p>C&amp;K</text:p>
          </table:table-cell>
          <table:table-cell office:value-type="string">
            <text:p>L202011MS02Q</text:p>
          </table:table-cell>
          <table:table-cell table:style-name="ce4" office:value-type="string">
            <text:p><text:a xlink:href="https://www.digikey.com/product-detail/en/c-k/L202011MS02Q/CKC5100-ND/13853">CKC5100-ND</text:a>  </text:p>
          </table:table-cell>
          <table:table-cell office:value-type="currency" office:currency="USD" office:value="2.94">
            <text:p>$2.94</text:p>
          </table:table-cell>
          <table:table-cell table:style-name="ce6" table:formula="of:=[.G8]*[.B8]" office:value-type="currency" office:currency="USD" office:value="2.94">
            <text:p>$2.94</text:p>
          </table:table-cell>
          <table:table-cell table:number-columns-repeated="1015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Series Voltage Reference</text:p>
          </table:table-cell>
          <table:table-cell office:value-type="string">
            <text:p>Analog Devices</text:p>
          </table:table-cell>
          <table:table-cell office:value-type="string">
            <text:p>ADR4550BRZ</text:p>
          </table:table-cell>
          <table:table-cell table:style-name="ce4" office:value-type="string">
            <text:p><text:a xlink:href="https://www.digikey.com/product-detail/en/analog-devices-inc/ADR4550BRZ-R7/ADR4550BRZ-R7CT-ND/4909197">ADR4550BRZ-R7CT-ND</text:a> </text:p>
          </table:table-cell>
          <table:table-cell office:value-type="currency" office:currency="USD" office:value="8.54">
            <text:p>$8.54</text:p>
          </table:table-cell>
          <table:table-cell table:style-name="ce6" table:formula="of:=[.G9]*[.B9]" office:value-type="currency" office:currency="USD" office:value="8.54">
            <text:p>$8.54</text:p>
          </table:table-cell>
          <table:table-cell table:number-columns-repeated="1015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LDO Regulator</text:p>
          </table:table-cell>
          <table:table-cell office:value-type="string">
            <text:p>On Semiconductor</text:p>
          </table:table-cell>
          <table:table-cell office:value-type="string">
            <text:p>LP2951ACDR2G</text:p>
          </table:table-cell>
          <table:table-cell table:style-name="ce4" office:value-type="string">
            <text:p><text:a xlink:href="https://www.digikey.com/product-detail/en/on-semiconductor/LP2951ACDR2G/LP2951ACDR2GOSCT-ND/917952">LP2951ACDR2GOSCT-ND</text:a> </text:p>
          </table:table-cell>
          <table:table-cell office:value-type="currency" office:currency="USD" office:value="0.65">
            <text:p>$0.65</text:p>
          </table:table-cell>
          <table:table-cell table:style-name="ce6" table:formula="of:=[.G10]*[.B10]" office:value-type="currency" office:currency="USD" office:value="0.65">
            <text:p>$0.65</text:p>
          </table:table-cell>
          <table:table-cell table:number-columns-repeated="1015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PNP Transistor</text:p>
          </table:table-cell>
          <table:table-cell office:value-type="string">
            <text:p>Nexperia</text:p>
          </table:table-cell>
          <table:table-cell office:value-type="string">
            <text:p>PMBT3906.215</text:p>
          </table:table-cell>
          <table:table-cell table:style-name="ce4" office:value-type="string">
            <text:p><text:a xlink:href="https://www.digikey.com/product-detail/en/nexperia-usa-inc/PMBT3906215/1727-2960-1-ND/763516">1727-2960-1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11]*[.B11]" office:value-type="currency" office:currency="USD" office:value="0.1">
            <text:p>$0.10</text:p>
          </table:table-cell>
          <table:table-cell table:number-columns-repeated="1015"/>
        </table:table-row>
        <table:table-row table:style-name="ro1">
          <table:table-cell office:value-type="string">
            <text:p>D1, D2, D3, D9</text:p>
          </table:table-cell>
          <table:table-cell office:value-type="float" office:value="4">
            <text:p>4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table:style-name="ce4" office:value-type="string">
            <text:p><text:a xlink:href="https://www.digikey.com/product-detail/en/smc-diode-solutions/S1MTR/1655-1506-1-ND/6022951">1655-1506-1-ND</text:a> </text:p>
          </table:table-cell>
          <table:table-cell office:value-type="currency" office:currency="USD" office:value="0.14">
            <text:p>$0.14</text:p>
          </table:table-cell>
          <table:table-cell table:style-name="ce6" table:formula="of:=[.G12]*[.B12]" office:value-type="currency" office:currency="USD" office:value="0.56">
            <text:p>$0.56</text:p>
          </table:table-cell>
          <table:table-cell table:number-columns-repeated="1015"/>
        </table:table-row>
        <table:table-row table:style-name="ro1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Yellow LED</text:p>
          </table:table-cell>
          <table:table-cell office:value-type="string">
            <text:p>Kingbright</text:p>
          </table:table-cell>
          <table:table-cell office:value-type="string">
            <text:p>APTR3216SYCK</text:p>
          </table:table-cell>
          <table:table-cell table:style-name="ce4" office:value-type="string">
            <text:p><text:a xlink:href="https://www.digikey.com/product-detail/en/kingbright/APTR3216SYCK/754-1174-1-ND/1747891">754-1174-1-ND</text:a> </text:p>
          </table:table-cell>
          <table:table-cell office:value-type="currency" office:currency="USD" office:value="0.48">
            <text:p>$0.48</text:p>
          </table:table-cell>
          <table:table-cell table:style-name="ce6" table:formula="of:=[.G13]*[.B13]" office:value-type="currency" office:currency="USD" office:value="0.48">
            <text:p>$0.48</text:p>
          </table:table-cell>
          <table:table-cell table:number-columns-repeated="1015"/>
        </table:table-row>
        <table:table-row table:style-name="ro1"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 office:value-type="string">
            <text:p>12V Zener Diode</text:p>
          </table:table-cell>
          <table:table-cell office:value-type="string">
            <text:p>On Semiconductor</text:p>
          </table:table-cell>
          <table:table-cell office:value-type="string">
            <text:p>1SMA5927BT3G</text:p>
          </table:table-cell>
          <table:table-cell table:style-name="ce4" office:value-type="string">
            <text:p><text:a xlink:href="https://www.digikey.com/product-detail/en/on-semiconductor/1SMA5927BT3G/1SMA5927BT3GOSCT-ND/917680">1SMA5927BT3GOSCT-ND</text:a> </text:p>
          </table:table-cell>
          <table:table-cell office:value-type="currency" office:currency="USD" office:value="0.38">
            <text:p>$0.38</text:p>
          </table:table-cell>
          <table:table-cell table:style-name="ce6" table:formula="of:=[.G14]*[.B14]" office:value-type="currency" office:currency="USD" office:value="0.38">
            <text:p>$0.38</text:p>
          </table:table-cell>
          <table:table-cell table:number-columns-repeated="1015"/>
        </table:table-row>
        <table:table-row table:style-name="ro1"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 office:value-type="string">
            <text:p>Green LED</text:p>
          </table:table-cell>
          <table:table-cell office:value-type="string">
            <text:p>Kingbright</text:p>
          </table:table-cell>
          <table:table-cell office:value-type="string">
            <text:p>APTR3216CGCK</text:p>
          </table:table-cell>
          <table:table-cell table:style-name="ce4" office:value-type="string">
            <text:p><text:a xlink:href="https://www.digikey.com/product-detail/en/kingbright/APTR3216CGCK/754-1167-1-ND/1747884">754-1167-1-ND</text:a>  </text:p>
          </table:table-cell>
          <table:table-cell office:value-type="currency" office:currency="USD" office:value="0.39">
            <text:p>$0.39</text:p>
          </table:table-cell>
          <table:table-cell table:style-name="ce6" table:formula="of:=[.G15]*[.B15]" office:value-type="currency" office:currency="USD" office:value="0.39">
            <text:p>$0.39</text:p>
          </table:table-cell>
          <table:table-cell table:number-columns-repeated="1015"/>
        </table:table-row>
        <table:table-row table:style-name="ro1">
          <table:table-cell office:value-type="string">
            <text:p>C1, C3</text:p>
          </table:table-cell>
          <table:table-cell office:value-type="float" office:value="2">
            <text:p>2</text:p>
          </table:table-cell>
          <table:table-cell office:value-type="string">
            <text:p>1uF 35v X7R 0805 Ceramic Capacitor</text:p>
          </table:table-cell>
          <table:table-cell office:value-type="string">
            <text:p>Taiyo Yuden </text:p>
          </table:table-cell>
          <table:table-cell office:value-type="string">
            <text:p>GMK212B7105KG-T </text:p>
          </table:table-cell>
          <table:table-cell table:style-name="ce4" office:value-type="string">
            <text:p><text:a xlink:href="https://www.digikey.com/product-detail/en/taiyo-yuden/GMK212B7105KG-T/587-1438-1-ND/1004069">587-1438-1-ND</text:a>  </text:p>
          </table:table-cell>
          <table:table-cell office:value-type="currency" office:currency="USD" office:value="0.138">
            <text:p>$0.14</text:p>
          </table:table-cell>
          <table:table-cell table:style-name="ce6" table:formula="of:=[.G16]*[.B16]" office:value-type="currency" office:currency="USD" office:value="0.276">
            <text:p>$0.28</text:p>
          </table:table-cell>
          <table:table-cell table:number-columns-repeated="1015"/>
        </table:table-row>
        <table:table-row table:style-name="ro1">
          <table:table-cell office:value-type="string">
            <text:p>C2, C6, C7</text:p>
          </table:table-cell>
          <table:table-cell office:value-type="float" office:value="3">
            <text:p>3</text:p>
          </table:table-cell>
          <table:table-cell office:value-type="string">
            <text:p>10uF 35v X5R 0805 Ceramic Capacitor</text:p>
          </table:table-cell>
          <table:table-cell office:value-type="string">
            <text:p>Murata</text:p>
          </table:table-cell>
          <table:table-cell office:value-type="string">
            <text:p>GRM21BR6YA106ME43L </text:p>
          </table:table-cell>
          <table:table-cell table:style-name="ce4" office:value-type="string">
            <text:p><text:a xlink:href="https://www.digikey.com/product-detail/en/murata-electronics-north-america/GRM21BR6YA106ME43L/490-10515-1-ND/5026446">490-10515-1-ND</text:a>  </text:p>
          </table:table-cell>
          <table:table-cell office:value-type="currency" office:currency="USD" office:value="0.263">
            <text:p>$0.26</text:p>
          </table:table-cell>
          <table:table-cell table:style-name="ce6" table:formula="of:=[.G17]*[.B17]" office:value-type="currency" office:currency="USD" office:value="0.789">
            <text:p>$0.79</text:p>
          </table:table-cell>
          <table:table-cell table:number-columns-repeated="1015"/>
        </table:table-row>
        <table:table-row table:style-name="ro1"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10K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10KL/311-10.0KCRCT-ND/730482">311-10.0K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18]*[.B18]" office:value-type="currency" office:currency="USD" office:value="0.1">
            <text:p>$0.10</text:p>
          </table:table-cell>
          <table:table-cell table:number-columns-repeated="1015"/>
        </table:table-row>
        <table:table-row table:style-name="ro1">
          <table:table-cell office:value-type="string">
            <text:p>R4, R6</text:p>
          </table:table-cell>
          <table:table-cell office:value-type="float" office:value="2">
            <text:p>2</text:p>
          </table:table-cell>
          <table:table-cell office:value-type="string">
            <text:p>1 Ohm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1RL/311-1.00CRCT-ND/730390">311-1.00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19]*[.B19]" office:value-type="currency" office:currency="USD" office:value="0.2">
            <text:p>$0.20</text:p>
          </table:table-cell>
          <table:table-cell table:number-columns-repeated="1015"/>
        </table:table-row>
        <table:table-row table:style-name="ro1">
          <table:table-cell office:value-type="string">
            <text:p>R3, R5</text:p>
          </table:table-cell>
          <table:table-cell office:value-type="float" office:value="2">
            <text:p>2</text:p>
          </table:table-cell>
          <table:table-cell office:value-type="string">
            <text:p>100K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100KL/311-100KCRCT-ND/730491">311-100K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20]*[.B20]" office:value-type="currency" office:currency="USD" office:value="0.2">
            <text:p>$0.20</text:p>
          </table:table-cell>
          <table:table-cell table:number-columns-repeated="1015"/>
        </table:table-row>
        <table:table-row table:style-name="ro1">
          <table:table-cell office:value-type="string">
            <text:p>R7, R10</text:p>
          </table:table-cell>
          <table:table-cell office:value-type="float" office:value="2">
            <text:p>2</text:p>
          </table:table-cell>
          <table:table-cell office:value-type="string">
            <text:p>1.5K 0805 Resistor</text:p>
          </table:table-cell>
          <table:table-cell office:value-type="string">
            <text:p>Any</text:p>
          </table:table-cell>
          <table:table-cell office:value-type="string">
            <text:p>Any 1%</text:p>
          </table:table-cell>
          <table:table-cell table:style-name="ce4" office:value-type="string">
            <text:p><text:a xlink:href="https://www.digikey.com/product-detail/en/yageo/RC0805FR-071K5L/311-1.50KCRCT-ND/730443">311-1.50KCRCT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21]*[.B21]" office:value-type="currency" office:currency="USD" office:value="0.2">
            <text:p>$0.20</text:p>
          </table:table-cell>
          <table:table-cell table:number-columns-repeated="1015"/>
        </table:table-row>
        <table:table-row table:style-name="ro1"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office:value-type="string">
            <text:p>0 Ohm 0805 Resistor</text:p>
          </table:table-cell>
          <table:table-cell table:number-columns-repeated="2" office:value-type="string">
            <text:p>Any</text:p>
          </table:table-cell>
          <table:table-cell table:style-name="ce4"/>
          <table:table-cell office:value-type="currency" office:currency="USD" office:value="0.1">
            <text:p>$0.10</text:p>
          </table:table-cell>
          <table:table-cell table:style-name="ce6" table:formula="of:=[.G22]*[.B22]" office:value-type="currency" office:currency="USD" office:value="0.1">
            <text:p>$0.10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4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formula="of:=SUM([.B2:.B22])" office:value-type="float" office:value="32">
            <text:p>32</text:p>
          </table:table-cell>
          <table:table-cell table:number-columns-repeated="5"/>
          <table:table-cell table:formula="of:=SUM([.H2:.H22])" office:value-type="currency" office:currency="USD" office:value="39.315">
            <text:p>$39.32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"/>
          <table:table-cell table:number-columns-repeated="1014"/>
        </table:table-row>
        <table:table-row table:style-name="ro1">
          <table:table-cell office:value-type="string">
            <text:p>U3, U4, C4, C5, C8, C9, C10, C11, C12, C13, R2, R8, R9, R12, R13, R14, R15, RV1, D8, L1</text:p>
          </table:table-cell>
          <table:table-cell office:value-type="string">
            <text:p>NO-POP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DR4550BRZ PCB Assy" table:style-name="ta1" table:print="false">
        <table:table-column table:style-name="co27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8"/>
        <table:table-column table:style-name="co26" table:default-cell-style-name="ce8"/>
        <table:table-column table:style-name="co8" table:number-columns-repeated="1015" table:default-cell-style-name="Default"/>
        <table:table-row table:style-name="ro1">
          <table:table-cell table:style-name="ce1" office:value-type="string">
            <text:p>Reference Designato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Part</text:p>
          </table:table-cell>
          <table:table-cell table:style-name="ce1" office:value-type="string">
            <text:p>Digi-Key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Ext Cost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Series Voltage Reference</text:p>
          </table:table-cell>
          <table:table-cell office:value-type="string">
            <text:p>Analog Devices</text:p>
          </table:table-cell>
          <table:table-cell office:value-type="string">
            <text:p>ADR4550BRZ</text:p>
          </table:table-cell>
          <table:table-cell table:style-name="ce4" office:value-type="string">
            <text:p><text:a xlink:href="https://www.digikey.com/product-detail/en/analog-devices-inc/ADR4550BRZ-R7/ADR4550BRZ-R7CT-ND/4909197">ADR4550BRZ-R7CT-ND</text:a> </text:p>
          </table:table-cell>
          <table:table-cell office:value-type="currency" office:currency="USD" office:value="8.54">
            <text:p>$8.54</text:p>
          </table:table-cell>
          <table:table-cell table:style-name="ce6" table:formula="of:=[.G2]*[.B2]" office:value-type="currency" office:currency="USD" office:value="8.54">
            <text:p>$8.54</text:p>
          </table:table-cell>
          <table:table-cell table:number-columns-repeated="1015"/>
        </table:table-row>
        <table:table-row table:style-name="ro1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LDO Regulator</text:p>
          </table:table-cell>
          <table:table-cell office:value-type="string">
            <text:p>On Semiconductor</text:p>
          </table:table-cell>
          <table:table-cell office:value-type="string">
            <text:p>LP2951ACDR2G</text:p>
          </table:table-cell>
          <table:table-cell table:style-name="ce4" office:value-type="string">
            <text:p><text:a xlink:href="https://www.digikey.com/product-detail/en/on-semiconductor/LP2951ACDR2G/LP2951ACDR2GOSCT-ND/917952">LP2951ACDR2GOSCT-ND</text:a> </text:p>
          </table:table-cell>
          <table:table-cell office:value-type="currency" office:currency="USD" office:value="0.65">
            <text:p>$0.65</text:p>
          </table:table-cell>
          <table:table-cell table:style-name="ce6" table:formula="of:=[.G3]*[.B3]" office:value-type="currency" office:currency="USD" office:value="0.65">
            <text:p>$0.65</text:p>
          </table:table-cell>
          <table:table-cell table:number-columns-repeated="1015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PNP Transistor</text:p>
          </table:table-cell>
          <table:table-cell office:value-type="string">
            <text:p>Nexperia</text:p>
          </table:table-cell>
          <table:table-cell office:value-type="string">
            <text:p>PMBT3906.215</text:p>
          </table:table-cell>
          <table:table-cell table:style-name="ce4" office:value-type="string">
            <text:p><text:a xlink:href="https://www.digikey.com/product-detail/en/nexperia-usa-inc/PMBT3906215/1727-2960-1-ND/763516">1727-2960-1-ND</text:a> </text:p>
          </table:table-cell>
          <table:table-cell office:value-type="currency" office:currency="USD" office:value="0.1">
            <text:p>$0.10</text:p>
          </table:table-cell>
          <table:table-cell table:style-name="ce6" table:formula="of:=[.G4]*[.B4]" office:value-type="currency" office:currency="USD" office:value="0.1">
            <text:p>$0.10</text:p>
          </table:table-cell>
          <table:table-cell table:number-columns-repeated="1015"/>
        </table:table-row>
        <table:table-row table:style-name="ro1">
          <table:table-cell office:value-type="string">
            <text:p>D1, D2, D3, D9</text:p>
          </table:table-cell>
          <table:table-cell office:value-type="float" office:value="4">
            <text:p>4</text:p>
          </table:table-cell>
          <table:table-cell office:value-type="string">
            <text:p>1A General Purpose Diode</text:p>
          </table:table-cell>
          <table:table-cell office:value-type="string">
            <text:p>SMC Diode Solutions</text:p>
          </table:table-cell>
          <table:table-cell office:value-type="string">
            <text:p>S1MTR</text:p>
          </table:table-cell>
          <table:table-cell table:style-name="ce4" office:value-type="string">
            <text:p><text:a xlink:href="https://www.digikey.com/product-detail/en/smc-diode-solutions/S1MTR/1655-1506-1-ND/6022951">1655-1506-1-ND</text:a> </text:p>
          </table:table-cell>
          <table:table-cell office:value-type="currency" office:currency="USD" office:value="0.14">
            <text:p>$0.14</text:p>
          </table:table-cell>
          <table:table-cell table:style-name="ce6" table:formula="of:=[.G5]*[.B5]" office:value-type="currency" office:currency="USD" office:value="0.56">
            <text:p>$0.56</text:p>
          </table:table-cell>
          <table:table-cell table:number-columns-repeated="1015"/>
        </table:table-row>
        <table:table-row table:style-name="ro1">
          <table:table-cell office:value-type="string">
            <text:p>D5</text:p>
          </table:table-cell>
          <table:table-cell office:value-type="float" office:value="1">
            <text:p>1</text:p>
          </table:table-cell>
          <table:table-cell office:value-type="string">
            <text:p>Yellow LED</text:p>
          </table:table-cell>
          <table:table-cell office:value-type="string">
            <text:p>Kingbright</text:p>
          </table:table-cell>
          <table:table-cell office:value-type="string">
            <text:p>APTR3216SYCK</text:p>
          </table:table-cell>
          <table:table-cell table:style-name="ce4" office:value-type="string">
            <text:p><text:a xlink:href="https://www.digikey.com/product-detail/en/kingbright/APTR3216SYCK/754-1174-1-ND/1747891">754-1174-1-ND</text:a> </text:p>
          </table:table-cell>
          <table:table-cell office:value-type="currency" office:currency="USD" office:value="0.48">
            <text:p>$0.48</text:p>
          </table:table-cell>
          <table:table-cell table:style-name="ce6" table:formula="of:=[.G6]*[.B6]" office:value-type="currency" office:currency="USD" office:value="0.48">
            <text:p>$0.48</text:p>
          </table:table-cell>
          <table:table-cell table:number-columns-repeated="1015"/>
        </table:table-row>
        <table:table-row table:style-name="ro1">
          <table:table-cell office:value-type="string">
            <text:p>D6</text:p>
          </table:table-cell>
          <table:table-cell office:value-type="float" office:value="1">
            <text:p>1</text:p>
          </table:table-cell>
          <table:table-cell office:value-type="string">
            <text:p>12V Zener Diode</text:p>
          </table:table-cell>
          <table:table-cell office:value-type="string">
            <text:p>On Semiconductor</text:p>
          </table:table-cell>
          <table:table-cell office:value-type="string">
            <text:p>1SMA5927BT3G</text:p>
          </table:table-cell>
          <table:table-cell table:style-name="ce4" office:value-type="string">
            <text:p><text:a xlink:href="https://www.digikey.com/product-detail/en/on-semiconductor/1SMA5927BT3G/1SMA5927BT3GOSCT-ND/917680">1SMA5927BT3GOSCT-ND</text:a> </text:p>
          </table:table-cell>
          <table:table-cell office:value-type="currency" office:currency="USD" office:value="0.38">
            <text:p>$0.38</text:p>
          </table:table-cell>
          <table:table-cell table:style-name="ce6" table:formula="of:=[.G7]*[.B7]" office:value-type="currency" office:currency="USD" office:value="0.38">
            <text:p>$0.38</text:p>
          </table:table-cell>
          <table:table-cell table:number-columns-repeated="1015"/>
        </table:table-row>
        <table:table-row table:style-name="ro1">
          <table:table-cell office:value-type="string">
            <text:p>D7</text:p>
          </table:table-cell>
          <table:table-cell office:value-type="float" office:value="1">
            <text:p>1</text:p>
          </table:table-cell>
          <table:table-cell office:value-type="string">
            <text:p>Green LED</text:p>
          </table:table-cell>
          <table:table-cell office:value-type="string">
            <text:p>Kingbright</text:p>
          </table:table-cell>
          <table:table-cell office:value-type="string">
            <text:p>APTR3216CGCK</text:p>
          </table:table-cell>
          <table:table-cell table:style-name="ce4" office:value-type="string">
            <text:p><text:a xlink:href="https://www.digikey.com/product-detail/en/kingbright/APTR3216CGCK/754-1167-1-ND/1747884">754-1167-1-ND</text:a>  </text:p>
          </table:table-cell>
          <table:table-cell office:value-type="currency" office:currency="USD" office:value="0.39">
            <text:p>$0.39</text:p>
          </table:table-cell>
          <table:table-cell table:style-name="ce6" table:formula="of:=[.G8]*[.B8]" office:value-type="currency" office:currency="USD" office:value="0.39">
            <text:p>$0.39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C1, C3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1uF 50v X7R 0805 Ceramic Capacitor</text:p>
          </table:table-cell>
          <table:table-cell table:style-name="ce17" office:value-type="string">
            <text:p>C28323</text:p>
          </table:table-cell>
          <table:table-cell table:style-name="ce13" office:value-type="string">
            <text:p>CL21B105KBFNNN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6" table:formula="of:=[.G9]*[.B9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C2, C6, C7</text:p>
          </table:table-cell>
          <table:table-cell table:style-name="ce11" office:value-type="float" office:value="3">
            <text:p>3</text:p>
          </table:table-cell>
          <table:table-cell table:style-name="ce11" office:value-type="string">
            <text:p>22uF 25v X5R 0805 Ceramic Capacitor</text:p>
          </table:table-cell>
          <table:table-cell table:style-name="ce17" office:value-type="string">
            <text:p>C45783</text:p>
          </table:table-cell>
          <table:table-cell table:style-name="ce13" office:value-type="string">
            <text:p>CL21A226MAQNNN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6" table:formula="of:=[.G10]*[.B10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10K 0805 Resistor</text:p>
          </table:table-cell>
          <table:table-cell table:style-name="ce17" office:value-type="string">
            <text:p>C17414</text:p>
          </table:table-cell>
          <table:table-cell table:style-name="ce18" office:value-type="string">
            <text:p>0805W8F1002T5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6" table:formula="of:=[.G11]*[.B11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4, R6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1 Ohm 0805 Resistor</text:p>
          </table:table-cell>
          <table:table-cell table:style-name="ce17" office:value-type="string">
            <text:p>C25271</text:p>
          </table:table-cell>
          <table:table-cell table:style-name="ce18" office:value-type="string">
            <text:p>0805W8F100KT5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6" table:formula="of:=[.G12]*[.B12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3, R5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100K 0805 Resistor</text:p>
          </table:table-cell>
          <table:table-cell table:style-name="ce17" office:value-type="string">
            <text:p>C17407</text:p>
          </table:table-cell>
          <table:table-cell table:style-name="ce18" office:value-type="string">
            <text:p>0805W8F1003T5E</text:p>
          </table:table-cell>
          <table:table-cell table:style-name="ce14"/>
          <table:table-cell table:style-name="ce15" office:value-type="currency" office:currency="USD" office:value="0">
            <text:p>$0.00</text:p>
          </table:table-cell>
          <table:table-cell table:style-name="ce6" table:formula="of:=[.G13]*[.B13]" office:value-type="currency" office:currency="USD" office:value="0">
            <text:p>$0.00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7, R10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1.5K 0805 Resistor</text:p>
          </table:table-cell>
          <table:table-cell table:style-name="ce17" office:value-type="string">
            <text:p>C4310</text:p>
          </table:table-cell>
          <table:table-cell table:style-name="ce18" office:value-type="string">
            <text:p>0805 F1501T5E</text:p>
          </table:table-cell>
          <table:table-cell table:style-name="ce14"/>
          <table:table-cell table:style-name="ce15" office:value-type="currency" office:currency="USD" office:value="0.1">
            <text:p>$0.10</text:p>
          </table:table-cell>
          <table:table-cell table:style-name="ce6" table:formula="of:=[.G14]*[.B14]" office:value-type="currency" office:currency="USD" office:value="0.2">
            <text:p>$0.20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11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0 Ohm 0805 Resistor</text:p>
          </table:table-cell>
          <table:table-cell table:style-name="ce17" office:value-type="string">
            <text:p>C17477</text:p>
          </table:table-cell>
          <table:table-cell table:style-name="ce18" office:value-type="string">
            <text:p>0805 F0000T5E</text:p>
          </table:table-cell>
          <table:table-cell table:style-name="ce14"/>
          <table:table-cell table:style-name="ce15" office:value-type="currency" office:currency="USD" office:value="0.1">
            <text:p>$0.10</text:p>
          </table:table-cell>
          <table:table-cell table:style-name="ce6" table:formula="of:=[.G15]*[.B15]" office:value-type="currency" office:currency="USD" office:value="0.1">
            <text:p>$0.10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4"/>
          <table:table-cell/>
          <table:table-cell table:style-name="ce6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formula="of:=SUM([.B2:.B15])" office:value-type="float" office:value="23">
            <text:p>23</text:p>
          </table:table-cell>
          <table:table-cell table:number-columns-repeated="5"/>
          <table:table-cell table:formula="of:=SUM([.H2:.H15])" office:value-type="currency" office:currency="USD" office:value="11.4">
            <text:p>$11.40</text:p>
          </table:table-cell>
          <table:table-cell table:style-name="ce1" office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"/>
          <table:table-cell table:number-columns-repeated="1014"/>
        </table:table-row>
        <table:table-row table:style-name="ro1">
          <table:table-cell office:value-type="string">
            <text:p>U3, U4, C4, C5, C8, C9, C10, C11, C12, C13, R2, R8, R9, R12, R13, R14, R15, RV1, D8, L1</text:p>
          </table:table-cell>
          <table:table-cell office:value-type="string">
            <text:p>NO-POP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name="__Anonymous_Sheet_DB__1" table:target-range-address="References.A1:References.J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20P0" style:volatile="true">
      <number:text>￥</number:text>
      <number:number number:decimal-places="0" number:min-integer-digits="1" number:grouping="true"/>
    </number:number-style>
    <number:number-style style:name="N120">
      <number:text>￥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0" number:min-integer-digits="1" number:grouping="true"/>
    </number:number-style>
    <number:number-style style:name="N121">
      <style:text-properties fo:color="#ff0000"/>
      <number:text>￥-</number:text>
      <number:number number:decimal-places="0" number:min-integer-digits="1" number:grouping="true"/>
      <style:map style:condition="value()&gt;=0" style:apply-style-name="N121P0"/>
    </number:number-style>
    <number:number-style style:name="N123P0" style:volatile="true">
      <number:text>￥</number:text>
      <number:number number:decimal-places="2" number:min-integer-digits="1" number:grouping="true"/>
    </number:number-style>
    <number:number-style style:name="N123">
      <number:text>￥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2" number:min-integer-digits="1" number:grouping="true"/>
    </number:number-style>
    <number:number-style style:name="N124">
      <style:text-properties fo:color="#ff0000"/>
      <number:text>￥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￥</number:text>
      <number:number number:decimal-places="0" number:min-integer-digits="1" number:grouping="true"/>
      <number:text> </number:text>
    </number:number-style>
    <number:number-style style:name="N138P1" style:volatile="true">
      <number:text> ￥-</number:text>
      <number:number number:decimal-places="0" number:min-integer-digits="1" number:grouping="true"/>
      <number:text> </number:text>
    </number:number-style>
    <number:number-style style:name="N138P2" style:volatile="true">
      <number:text> ￥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-</number:text>
      <number:number number:decimal-places="2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￥</number:text>
      <number:number number:decimal-places="2" number:min-integer-digits="1" number:grouping="true"/>
      <number:text> </number:text>
    </number:number-style>
    <number:number-style style:name="N146P1" style:volatile="true">
      <number:text> ￥-</number:text>
      <number:number number:decimal-places="2" number:min-integer-digits="1" number:grouping="true"/>
      <number:text> </number:text>
    </number:number-style>
    <number:number-style style:name="N146P2" style:volatile="true">
      <number:text> ￥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1/03/2018</text:date>, <text:time>21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10H42M13S</meta:editing-duration>
    <meta:editing-cycles>84</meta:editing-cycles>
    <meta:generator>OpenOffice/4.1.2$Win32 OpenOffice.org_project/412m3$Build-9782</meta:generator>
    <dc:date>2018-01-03T21:42:48.78</dc:date>
    <dc:creator>Nathan Schenk</dc:creator>
    <meta:document-statistic meta:table-count="8" meta:cell-count="1339" meta:object-count="0"/>
    <meta:user-defined meta:name="Info 1"/>
    <meta:user-defined meta:name="Info 2"/>
    <meta:user-defined meta:name="Info 3"/>
    <meta:user-defined meta:name="Info 4"/>
  </office:meta>
</office:document-meta>
</file>